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5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49152" calcext:value-type="float">
            <text:p>36.64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5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79632" calcext:value-type="float">
            <text:p>36.67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5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522" calcext:value-type="float">
            <text:p>36.65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5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49152" calcext:value-type="float">
            <text:p>36.64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5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58296" calcext:value-type="float">
            <text:p>36.65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5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79632" calcext:value-type="float">
            <text:p>36.67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5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49152" calcext:value-type="float">
            <text:p>36.64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5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61344" calcext:value-type="float">
            <text:p>36.66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5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64392" calcext:value-type="float">
            <text:p>36.66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5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76584" calcext:value-type="float">
            <text:p>36.67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5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58296" calcext:value-type="float">
            <text:p>36.65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5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49152" calcext:value-type="float">
            <text:p>36.64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5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64392" calcext:value-type="float">
            <text:p>36.66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5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64392" calcext:value-type="float">
            <text:p>36.66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5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58296" calcext:value-type="float">
            <text:p>36.65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5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61344" calcext:value-type="float">
            <text:p>36.66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5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76584" calcext:value-type="float">
            <text:p>36.67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5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55248" calcext:value-type="float">
            <text:p>36.65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5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58296" calcext:value-type="float">
            <text:p>36.65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5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6744" calcext:value-type="float">
            <text:p>36.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5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55248" calcext:value-type="float">
            <text:p>36.65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5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55248" calcext:value-type="float">
            <text:p>36.65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5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64392" calcext:value-type="float">
            <text:p>36.66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5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58296" calcext:value-type="float">
            <text:p>36.65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5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43056" calcext:value-type="float">
            <text:p>36.64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5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73536" calcext:value-type="float">
            <text:p>36.67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5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73536" calcext:value-type="float">
            <text:p>36.67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5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61344" calcext:value-type="float">
            <text:p>36.66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5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46104" calcext:value-type="float">
            <text:p>36.64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5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70488" calcext:value-type="float">
            <text:p>36.67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5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522" calcext:value-type="float">
            <text:p>36.65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5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6744" calcext:value-type="float">
            <text:p>36.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5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55248" calcext:value-type="float">
            <text:p>36.65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5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61344" calcext:value-type="float">
            <text:p>36.66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5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61344" calcext:value-type="float">
            <text:p>36.66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5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55248" calcext:value-type="float">
            <text:p>36.65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5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522" calcext:value-type="float">
            <text:p>36.65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5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76584" calcext:value-type="float">
            <text:p>36.67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5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58296" calcext:value-type="float">
            <text:p>36.65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5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58296" calcext:value-type="float">
            <text:p>36.65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5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58296" calcext:value-type="float">
            <text:p>36.65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5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58296" calcext:value-type="float">
            <text:p>36.65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5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58296" calcext:value-type="float">
            <text:p>36.65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5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58296" calcext:value-type="float">
            <text:p>36.65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5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58296" calcext:value-type="float">
            <text:p>36.65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5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6744" calcext:value-type="float">
            <text:p>36.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5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46104" calcext:value-type="float">
            <text:p>36.64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5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70488" calcext:value-type="float">
            <text:p>36.67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5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61344" calcext:value-type="float">
            <text:p>36.66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5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49152" calcext:value-type="float">
            <text:p>36.64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522" calcext:value-type="float">
            <text:p>36.65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5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55248" calcext:value-type="float">
            <text:p>36.65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5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70488" calcext:value-type="float">
            <text:p>36.67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5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64392" calcext:value-type="float">
            <text:p>36.66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5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40008" calcext:value-type="float">
            <text:p>36.64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5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55248" calcext:value-type="float">
            <text:p>36.65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5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55248" calcext:value-type="float">
            <text:p>36.65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5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522" calcext:value-type="float">
            <text:p>36.65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5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61344" calcext:value-type="float">
            <text:p>36.66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5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64392" calcext:value-type="float">
            <text:p>36.66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5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6744" calcext:value-type="float">
            <text:p>36.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5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46104" calcext:value-type="float">
            <text:p>36.64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5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46104" calcext:value-type="float">
            <text:p>36.64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5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61344" calcext:value-type="float">
            <text:p>36.66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5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58296" calcext:value-type="float">
            <text:p>36.65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522" calcext:value-type="float">
            <text:p>36.65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5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55248" calcext:value-type="float">
            <text:p>36.65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5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55248" calcext:value-type="float">
            <text:p>36.65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5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61344" calcext:value-type="float">
            <text:p>36.66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5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49152" calcext:value-type="float">
            <text:p>36.64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46104" calcext:value-type="float">
            <text:p>36.64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5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58296" calcext:value-type="float">
            <text:p>36.65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5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64392" calcext:value-type="float">
            <text:p>36.66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5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55248" calcext:value-type="float">
            <text:p>36.65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5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46104" calcext:value-type="float">
            <text:p>36.64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55248" calcext:value-type="float">
            <text:p>36.65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5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522" calcext:value-type="float">
            <text:p>36.65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5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522" calcext:value-type="float">
            <text:p>36.65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5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55248" calcext:value-type="float">
            <text:p>36.65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5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55248" calcext:value-type="float">
            <text:p>36.65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61344" calcext:value-type="float">
            <text:p>36.66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5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55248" calcext:value-type="float">
            <text:p>36.65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5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55248" calcext:value-type="float">
            <text:p>36.65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5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58296" calcext:value-type="float">
            <text:p>36.65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5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58296" calcext:value-type="float">
            <text:p>36.65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70488" calcext:value-type="float">
            <text:p>36.67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5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76584" calcext:value-type="float">
            <text:p>36.67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5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73536" calcext:value-type="float">
            <text:p>36.67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5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91824" calcext:value-type="float">
            <text:p>36.69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5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07064" calcext:value-type="float">
            <text:p>36.70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19256" calcext:value-type="float">
            <text:p>36.71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5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9792" calcext:value-type="float">
            <text:p>36.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5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94872" calcext:value-type="float">
            <text:p>36.69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5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94872" calcext:value-type="float">
            <text:p>36.69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5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94872" calcext:value-type="float">
            <text:p>36.69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5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94872" calcext:value-type="float">
            <text:p>36.69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91824" calcext:value-type="float">
            <text:p>36.69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5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79632" calcext:value-type="float">
            <text:p>36.67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5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79632" calcext:value-type="float">
            <text:p>36.67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5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70488" calcext:value-type="float">
            <text:p>36.67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5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73536" calcext:value-type="float">
            <text:p>36.67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73536" calcext:value-type="float">
            <text:p>36.67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5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64392" calcext:value-type="float">
            <text:p>36.66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5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64392" calcext:value-type="float">
            <text:p>36.66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5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64392" calcext:value-type="float">
            <text:p>36.66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5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522" calcext:value-type="float">
            <text:p>36.65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49152" calcext:value-type="float">
            <text:p>36.64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5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522" calcext:value-type="float">
            <text:p>36.65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5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522" calcext:value-type="float">
            <text:p>36.65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5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40008" calcext:value-type="float">
            <text:p>36.64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5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3696" calcext:value-type="float">
            <text:p>36.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3696" calcext:value-type="float">
            <text:p>36.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5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27816" calcext:value-type="float">
            <text:p>36.62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5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18672" calcext:value-type="float">
            <text:p>36.61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5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2172" calcext:value-type="float">
            <text:p>36.62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5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15624" calcext:value-type="float">
            <text:p>36.61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18672" calcext:value-type="float">
            <text:p>36.61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5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15624" calcext:value-type="float">
            <text:p>36.61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5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03432" calcext:value-type="float">
            <text:p>36.60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5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94288" calcext:value-type="float">
            <text:p>36.59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5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00384" calcext:value-type="float">
            <text:p>36.60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94288" calcext:value-type="float">
            <text:p>36.59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5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9124" calcext:value-type="float">
            <text:p>36.59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5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82096" calcext:value-type="float">
            <text:p>36.58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5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82096" calcext:value-type="float">
            <text:p>36.58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5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79048" calcext:value-type="float">
            <text:p>36.57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5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76" calcext:value-type="float">
            <text:p>36.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72952" calcext:value-type="float">
            <text:p>36.57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5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66856" calcext:value-type="float">
            <text:p>36.56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5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63808" calcext:value-type="float">
            <text:p>36.56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5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57712" calcext:value-type="float">
            <text:p>36.55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5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48568" calcext:value-type="float">
            <text:p>36.54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39424" calcext:value-type="float">
            <text:p>36.53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5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42472" calcext:value-type="float">
            <text:p>36.54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5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39424" calcext:value-type="float">
            <text:p>36.53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5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24184" calcext:value-type="float">
            <text:p>36.52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5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18088" calcext:value-type="float">
            <text:p>36.51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11992" calcext:value-type="float">
            <text:p>36.51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5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05896" calcext:value-type="float">
            <text:p>36.50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5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93704" calcext:value-type="float">
            <text:p>36.49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5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87608" calcext:value-type="float">
            <text:p>36.48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5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96752" calcext:value-type="float">
            <text:p>36.49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75416" calcext:value-type="float">
            <text:p>36.47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5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81512" calcext:value-type="float">
            <text:p>36.48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5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81512" calcext:value-type="float">
            <text:p>36.48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5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8456" calcext:value-type="float">
            <text:p>36.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5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87608" calcext:value-type="float">
            <text:p>36.48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75416" calcext:value-type="float">
            <text:p>36.47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5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72368" calcext:value-type="float">
            <text:p>36.47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5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78464" calcext:value-type="float">
            <text:p>36.47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5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75416" calcext:value-type="float">
            <text:p>36.47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5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75416" calcext:value-type="float">
            <text:p>36.47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78464" calcext:value-type="float">
            <text:p>36.47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5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6932" calcext:value-type="float">
            <text:p>36.46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5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66272" calcext:value-type="float">
            <text:p>36.46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5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63224" calcext:value-type="float">
            <text:p>36.46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5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60176" calcext:value-type="float">
            <text:p>36.46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6932" calcext:value-type="float">
            <text:p>36.46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5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63224" calcext:value-type="float">
            <text:p>36.46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5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5408" calcext:value-type="float">
            <text:p>36.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5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57128" calcext:value-type="float">
            <text:p>36.45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5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5408" calcext:value-type="float">
            <text:p>36.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44936" calcext:value-type="float">
            <text:p>36.44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5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47984" calcext:value-type="float">
            <text:p>36.44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5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60176" calcext:value-type="float">
            <text:p>36.46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5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51032" calcext:value-type="float">
            <text:p>36.45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5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41888" calcext:value-type="float">
            <text:p>36.44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26648" calcext:value-type="float">
            <text:p>36.42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5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29696" calcext:value-type="float">
            <text:p>36.42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5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3884" calcext:value-type="float">
            <text:p>36.43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5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32744" calcext:value-type="float">
            <text:p>36.43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5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20552" calcext:value-type="float">
            <text:p>36.42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26648" calcext:value-type="float">
            <text:p>36.42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5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29696" calcext:value-type="float">
            <text:p>36.42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5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26648" calcext:value-type="float">
            <text:p>36.42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5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26648" calcext:value-type="float">
            <text:p>36.42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5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20552" calcext:value-type="float">
            <text:p>36.42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20552" calcext:value-type="float">
            <text:p>36.42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5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20552" calcext:value-type="float">
            <text:p>36.42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5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236" calcext:value-type="float">
            <text:p>36.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5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14456" calcext:value-type="float">
            <text:p>36.41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5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17504" calcext:value-type="float">
            <text:p>36.41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11408" calcext:value-type="float">
            <text:p>36.41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5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14456" calcext:value-type="float">
            <text:p>36.41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5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26648" calcext:value-type="float">
            <text:p>36.42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5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02264" calcext:value-type="float">
            <text:p>36.40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5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05312" calcext:value-type="float">
            <text:p>36.40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5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02264" calcext:value-type="float">
            <text:p>36.40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99216" calcext:value-type="float">
            <text:p>36.39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5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05312" calcext:value-type="float">
            <text:p>36.40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5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96168" calcext:value-type="float">
            <text:p>36.39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5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99216" calcext:value-type="float">
            <text:p>36.39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5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9312" calcext:value-type="float">
            <text:p>36.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9312" calcext:value-type="float">
            <text:p>36.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5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9312" calcext:value-type="float">
            <text:p>36.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5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7788" calcext:value-type="float">
            <text:p>36.37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5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83976" calcext:value-type="float">
            <text:p>36.38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5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83976" calcext:value-type="float">
            <text:p>36.38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83976" calcext:value-type="float">
            <text:p>36.38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5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80928" calcext:value-type="float">
            <text:p>36.38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5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53496" calcext:value-type="float">
            <text:p>36.35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5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65688" calcext:value-type="float">
            <text:p>36.36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5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68736" calcext:value-type="float">
            <text:p>36.36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68736" calcext:value-type="float">
            <text:p>36.36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5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53496" calcext:value-type="float">
            <text:p>36.35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5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44352" calcext:value-type="float">
            <text:p>36.34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5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38256" calcext:value-type="float">
            <text:p>36.33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5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38256" calcext:value-type="float">
            <text:p>36.33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44352" calcext:value-type="float">
            <text:p>36.34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5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44352" calcext:value-type="float">
            <text:p>36.34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5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44352" calcext:value-type="float">
            <text:p>36.34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5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38256" calcext:value-type="float">
            <text:p>36.33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5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35208" calcext:value-type="float">
            <text:p>36.33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29112" calcext:value-type="float">
            <text:p>36.32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5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23016" calcext:value-type="float">
            <text:p>36.32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5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19968" calcext:value-type="float">
            <text:p>36.31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5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23016" calcext:value-type="float">
            <text:p>36.32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26064" calcext:value-type="float">
            <text:p>36.32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04728" calcext:value-type="float">
            <text:p>36.30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5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19968" calcext:value-type="float">
            <text:p>36.31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5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19968" calcext:value-type="float">
            <text:p>36.31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5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92536" calcext:value-type="float">
            <text:p>36.29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5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92536" calcext:value-type="float">
            <text:p>36.29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10824" calcext:value-type="float">
            <text:p>36.31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5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98632" calcext:value-type="float">
            <text:p>36.29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5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92536" calcext:value-type="float">
            <text:p>36.29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5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95584" calcext:value-type="float">
            <text:p>36.29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80344" calcext:value-type="float">
            <text:p>36.28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712" calcext:value-type="float">
            <text:p>36.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5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77296" calcext:value-type="float">
            <text:p>36.27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5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92536" calcext:value-type="float">
            <text:p>36.29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59008" calcext:value-type="float">
            <text:p>36.25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46816" calcext:value-type="float">
            <text:p>36.24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46816" calcext:value-type="float">
            <text:p>36.24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68152" calcext:value-type="float">
            <text:p>36.26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65104" calcext:value-type="float">
            <text:p>36.26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5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28528" calcext:value-type="float">
            <text:p>36.22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37672" calcext:value-type="float">
            <text:p>36.23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59008" calcext:value-type="float">
            <text:p>36.25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59008" calcext:value-type="float">
            <text:p>36.25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37672" calcext:value-type="float">
            <text:p>36.23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46816" calcext:value-type="float">
            <text:p>36.24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5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37672" calcext:value-type="float">
            <text:p>36.23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49864" calcext:value-type="float">
            <text:p>36.24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5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59008" calcext:value-type="float">
            <text:p>36.25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5596" calcext:value-type="float">
            <text:p>36.25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52912" calcext:value-type="float">
            <text:p>36.25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22432" calcext:value-type="float">
            <text:p>36.22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4072" calcext:value-type="float">
            <text:p>36.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52912" calcext:value-type="float">
            <text:p>36.25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5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5596" calcext:value-type="float">
            <text:p>36.25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37672" calcext:value-type="float">
            <text:p>36.23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34624" calcext:value-type="float">
            <text:p>36.23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37672" calcext:value-type="float">
            <text:p>36.23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5596" calcext:value-type="float">
            <text:p>36.25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46816" calcext:value-type="float">
            <text:p>36.24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59008" calcext:value-type="float">
            <text:p>36.25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5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34624" calcext:value-type="float">
            <text:p>36.23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49864" calcext:value-type="float">
            <text:p>36.24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31576" calcext:value-type="float">
            <text:p>36.23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74248" calcext:value-type="float">
            <text:p>36.27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31576" calcext:value-type="float">
            <text:p>36.23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37672" calcext:value-type="float">
            <text:p>36.23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5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52912" calcext:value-type="float">
            <text:p>36.25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65104" calcext:value-type="float">
            <text:p>36.26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5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34624" calcext:value-type="float">
            <text:p>36.23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28528" calcext:value-type="float">
            <text:p>36.22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46816" calcext:value-type="float">
            <text:p>36.24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43768" calcext:value-type="float">
            <text:p>36.24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31576" calcext:value-type="float">
            <text:p>36.23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5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4072" calcext:value-type="float">
            <text:p>36.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5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49864" calcext:value-type="float">
            <text:p>36.24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5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68152" calcext:value-type="float">
            <text:p>36.26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5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22432" calcext:value-type="float">
            <text:p>36.22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5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52912" calcext:value-type="float">
            <text:p>36.25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5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59008" calcext:value-type="float">
            <text:p>36.25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5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22432" calcext:value-type="float">
            <text:p>36.22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5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34624" calcext:value-type="float">
            <text:p>36.23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5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43768" calcext:value-type="float">
            <text:p>36.24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5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4072" calcext:value-type="float">
            <text:p>36.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5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4072" calcext:value-type="float">
            <text:p>36.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5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59008" calcext:value-type="float">
            <text:p>36.25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5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37672" calcext:value-type="float">
            <text:p>36.23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5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43768" calcext:value-type="float">
            <text:p>36.24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5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34624" calcext:value-type="float">
            <text:p>36.23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5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34624" calcext:value-type="float">
            <text:p>36.23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5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34624" calcext:value-type="float">
            <text:p>36.23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5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37672" calcext:value-type="float">
            <text:p>36.23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5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43768" calcext:value-type="float">
            <text:p>36.24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5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52912" calcext:value-type="float">
            <text:p>36.25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5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46816" calcext:value-type="float">
            <text:p>36.24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5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4072" calcext:value-type="float">
            <text:p>36.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62056" calcext:value-type="float">
            <text:p>36.26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5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19384" calcext:value-type="float">
            <text:p>36.21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5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43768" calcext:value-type="float">
            <text:p>36.24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5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43768" calcext:value-type="float">
            <text:p>36.24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5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31576" calcext:value-type="float">
            <text:p>36.23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37672" calcext:value-type="float">
            <text:p>36.23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5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46816" calcext:value-type="float">
            <text:p>36.24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5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59008" calcext:value-type="float">
            <text:p>36.25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5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28528" calcext:value-type="float">
            <text:p>36.22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5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5596" calcext:value-type="float">
            <text:p>36.25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22432" calcext:value-type="float">
            <text:p>36.22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5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4072" calcext:value-type="float">
            <text:p>36.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5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59008" calcext:value-type="float">
            <text:p>36.25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5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37672" calcext:value-type="float">
            <text:p>36.23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5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34624" calcext:value-type="float">
            <text:p>36.23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5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52912" calcext:value-type="float">
            <text:p>36.25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34624" calcext:value-type="float">
            <text:p>36.23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5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37672" calcext:value-type="float">
            <text:p>36.23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5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37672" calcext:value-type="float">
            <text:p>36.23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5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28528" calcext:value-type="float">
            <text:p>36.22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5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4072" calcext:value-type="float">
            <text:p>36.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5596" calcext:value-type="float">
            <text:p>36.25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5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2548" calcext:value-type="float">
            <text:p>36.22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5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4072" calcext:value-type="float">
            <text:p>36.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5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46816" calcext:value-type="float">
            <text:p>36.24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5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16336" calcext:value-type="float">
            <text:p>36.21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52912" calcext:value-type="float">
            <text:p>36.25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5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37672" calcext:value-type="float">
            <text:p>36.23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5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59008" calcext:value-type="float">
            <text:p>36.25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5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34624" calcext:value-type="float">
            <text:p>36.23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19384" calcext:value-type="float">
            <text:p>36.21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4072" calcext:value-type="float">
            <text:p>36.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5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46816" calcext:value-type="float">
            <text:p>36.24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43768" calcext:value-type="float">
            <text:p>36.24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5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52912" calcext:value-type="float">
            <text:p>36.25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5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31576" calcext:value-type="float">
            <text:p>36.23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22432" calcext:value-type="float">
            <text:p>36.22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4072" calcext:value-type="float">
            <text:p>36.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16336" calcext:value-type="float">
            <text:p>36.21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46816" calcext:value-type="float">
            <text:p>36.24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4072" calcext:value-type="float">
            <text:p>36.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49864" calcext:value-type="float">
            <text:p>36.24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5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28528" calcext:value-type="float">
            <text:p>36.22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5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34624" calcext:value-type="float">
            <text:p>36.23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5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49864" calcext:value-type="float">
            <text:p>36.24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5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34624" calcext:value-type="float">
            <text:p>36.23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4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52912" calcext:value-type="float">
            <text:p>36.25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4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4072" calcext:value-type="float">
            <text:p>36.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4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43768" calcext:value-type="float">
            <text:p>36.24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4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43768" calcext:value-type="float">
            <text:p>36.24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4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34624" calcext:value-type="float">
            <text:p>36.23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4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31576" calcext:value-type="float">
            <text:p>36.23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4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28528" calcext:value-type="float">
            <text:p>36.22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4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34624" calcext:value-type="float">
            <text:p>36.23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4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46816" calcext:value-type="float">
            <text:p>36.24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4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28528" calcext:value-type="float">
            <text:p>36.22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4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28528" calcext:value-type="float">
            <text:p>36.22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4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31576" calcext:value-type="float">
            <text:p>36.23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4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43768" calcext:value-type="float">
            <text:p>36.24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4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31576" calcext:value-type="float">
            <text:p>36.23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4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37672" calcext:value-type="float">
            <text:p>36.23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4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43768" calcext:value-type="float">
            <text:p>36.24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31576" calcext:value-type="float">
            <text:p>36.23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4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34624" calcext:value-type="float">
            <text:p>36.23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4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28528" calcext:value-type="float">
            <text:p>36.22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4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37672" calcext:value-type="float">
            <text:p>36.23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4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28528" calcext:value-type="float">
            <text:p>36.22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34624" calcext:value-type="float">
            <text:p>36.23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4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49864" calcext:value-type="float">
            <text:p>36.24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4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22432" calcext:value-type="float">
            <text:p>36.22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4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22432" calcext:value-type="float">
            <text:p>36.22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4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2548" calcext:value-type="float">
            <text:p>36.22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4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37672" calcext:value-type="float">
            <text:p>36.23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4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37672" calcext:value-type="float">
            <text:p>36.23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4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22432" calcext:value-type="float">
            <text:p>36.22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4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37672" calcext:value-type="float">
            <text:p>36.23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4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37672" calcext:value-type="float">
            <text:p>36.23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4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34624" calcext:value-type="float">
            <text:p>36.23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4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19384" calcext:value-type="float">
            <text:p>36.21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4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37672" calcext:value-type="float">
            <text:p>36.23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4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37672" calcext:value-type="float">
            <text:p>36.23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4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07192" calcext:value-type="float">
            <text:p>36.20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4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43768" calcext:value-type="float">
            <text:p>36.24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4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37672" calcext:value-type="float">
            <text:p>36.23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4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13288" calcext:value-type="float">
            <text:p>36.21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4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19384" calcext:value-type="float">
            <text:p>36.21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4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2548" calcext:value-type="float">
            <text:p>36.22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4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31576" calcext:value-type="float">
            <text:p>36.23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4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49864" calcext:value-type="float">
            <text:p>36.24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4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01096" calcext:value-type="float">
            <text:p>36.20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4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2548" calcext:value-type="float">
            <text:p>36.22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4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2548" calcext:value-type="float">
            <text:p>36.22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4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07192" calcext:value-type="float">
            <text:p>36.20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4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16336" calcext:value-type="float">
            <text:p>36.21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4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34624" calcext:value-type="float">
            <text:p>36.23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4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04144" calcext:value-type="float">
            <text:p>36.20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4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19384" calcext:value-type="float">
            <text:p>36.21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4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28528" calcext:value-type="float">
            <text:p>36.22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4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07192" calcext:value-type="float">
            <text:p>36.20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4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95" calcext:value-type="float">
            <text:p>36.1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4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19384" calcext:value-type="float">
            <text:p>36.21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4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22432" calcext:value-type="float">
            <text:p>36.22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4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04144" calcext:value-type="float">
            <text:p>36.20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4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19384" calcext:value-type="float">
            <text:p>36.21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4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98048" calcext:value-type="float">
            <text:p>36.19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4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95" calcext:value-type="float">
            <text:p>36.1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1024" calcext:value-type="float">
            <text:p>36.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4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1024" calcext:value-type="float">
            <text:p>36.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2548" calcext:value-type="float">
            <text:p>36.22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4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04144" calcext:value-type="float">
            <text:p>36.20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4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85856" calcext:value-type="float">
            <text:p>36.18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4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88904" calcext:value-type="float">
            <text:p>36.18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4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98048" calcext:value-type="float">
            <text:p>36.19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16336" calcext:value-type="float">
            <text:p>36.21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4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95" calcext:value-type="float">
            <text:p>36.1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4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04144" calcext:value-type="float">
            <text:p>36.20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4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07192" calcext:value-type="float">
            <text:p>36.20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4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98048" calcext:value-type="float">
            <text:p>36.19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07192" calcext:value-type="float">
            <text:p>36.20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4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2548" calcext:value-type="float">
            <text:p>36.22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4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28528" calcext:value-type="float">
            <text:p>36.22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4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01096" calcext:value-type="float">
            <text:p>36.20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98048" calcext:value-type="float">
            <text:p>36.19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2548" calcext:value-type="float">
            <text:p>36.22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98048" calcext:value-type="float">
            <text:p>36.19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4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19384" calcext:value-type="float">
            <text:p>36.21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4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07192" calcext:value-type="float">
            <text:p>36.20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4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1024" calcext:value-type="float">
            <text:p>36.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07192" calcext:value-type="float">
            <text:p>36.20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4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07192" calcext:value-type="float">
            <text:p>36.20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4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01096" calcext:value-type="float">
            <text:p>36.20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4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95" calcext:value-type="float">
            <text:p>36.1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4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13288" calcext:value-type="float">
            <text:p>36.21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98048" calcext:value-type="float">
            <text:p>36.19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4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01096" calcext:value-type="float">
            <text:p>36.20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4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1024" calcext:value-type="float">
            <text:p>36.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4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7976" calcext:value-type="float">
            <text:p>36.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01096" calcext:value-type="float">
            <text:p>36.20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04144" calcext:value-type="float">
            <text:p>36.20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4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91952" calcext:value-type="float">
            <text:p>36.19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4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01096" calcext:value-type="float">
            <text:p>36.20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4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01096" calcext:value-type="float">
            <text:p>36.20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4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91952" calcext:value-type="float">
            <text:p>36.19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95" calcext:value-type="float">
            <text:p>36.1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4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01096" calcext:value-type="float">
            <text:p>36.20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4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82808" calcext:value-type="float">
            <text:p>36.18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4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01096" calcext:value-type="float">
            <text:p>36.20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4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04144" calcext:value-type="float">
            <text:p>36.20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88904" calcext:value-type="float">
            <text:p>36.18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4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01096" calcext:value-type="float">
            <text:p>36.20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4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91952" calcext:value-type="float">
            <text:p>36.19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4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88904" calcext:value-type="float">
            <text:p>36.18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91952" calcext:value-type="float">
            <text:p>36.19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91952" calcext:value-type="float">
            <text:p>36.19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4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98048" calcext:value-type="float">
            <text:p>36.19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4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98048" calcext:value-type="float">
            <text:p>36.19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4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91952" calcext:value-type="float">
            <text:p>36.19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4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91952" calcext:value-type="float">
            <text:p>36.19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91952" calcext:value-type="float">
            <text:p>36.19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4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91952" calcext:value-type="float">
            <text:p>36.19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4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88904" calcext:value-type="float">
            <text:p>36.18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4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91952" calcext:value-type="float">
            <text:p>36.19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4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91952" calcext:value-type="float">
            <text:p>36.19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07192" calcext:value-type="float">
            <text:p>36.20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4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04144" calcext:value-type="float">
            <text:p>36.20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4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01096" calcext:value-type="float">
            <text:p>36.20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4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1024" calcext:value-type="float">
            <text:p>36.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4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2548" calcext:value-type="float">
            <text:p>36.22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4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4072" calcext:value-type="float">
            <text:p>36.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5596" calcext:value-type="float">
            <text:p>36.25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4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49864" calcext:value-type="float">
            <text:p>36.24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4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34624" calcext:value-type="float">
            <text:p>36.23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4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34624" calcext:value-type="float">
            <text:p>36.23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4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37672" calcext:value-type="float">
            <text:p>36.23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34624" calcext:value-type="float">
            <text:p>36.23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4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22432" calcext:value-type="float">
            <text:p>36.22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4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19384" calcext:value-type="float">
            <text:p>36.21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4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19384" calcext:value-type="float">
            <text:p>36.21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4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1024" calcext:value-type="float">
            <text:p>36.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04144" calcext:value-type="float">
            <text:p>36.20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4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1024" calcext:value-type="float">
            <text:p>36.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4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04144" calcext:value-type="float">
            <text:p>36.20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4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98048" calcext:value-type="float">
            <text:p>36.19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4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95" calcext:value-type="float">
            <text:p>36.1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95" calcext:value-type="float">
            <text:p>36.1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4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85856" calcext:value-type="float">
            <text:p>36.18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4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73664" calcext:value-type="float">
            <text:p>36.17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4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7976" calcext:value-type="float">
            <text:p>36.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4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67568" calcext:value-type="float">
            <text:p>36.16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6452" calcext:value-type="float">
            <text:p>36.1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4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67568" calcext:value-type="float">
            <text:p>36.16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4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73664" calcext:value-type="float">
            <text:p>36.17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4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52328" calcext:value-type="float">
            <text:p>36.15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4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58424" calcext:value-type="float">
            <text:p>36.15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52328" calcext:value-type="float">
            <text:p>36.15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4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43184" calcext:value-type="float">
            <text:p>36.14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4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40136" calcext:value-type="float">
            <text:p>36.14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4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40136" calcext:value-type="float">
            <text:p>36.14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4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46232" calcext:value-type="float">
            <text:p>36.14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4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40136" calcext:value-type="float">
            <text:p>36.14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24896" calcext:value-type="float">
            <text:p>36.12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4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24896" calcext:value-type="float">
            <text:p>36.12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4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15752" calcext:value-type="float">
            <text:p>36.11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4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06608" calcext:value-type="float">
            <text:p>36.10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4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00512" calcext:value-type="float">
            <text:p>36.10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97464" calcext:value-type="float">
            <text:p>36.09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4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97464" calcext:value-type="float">
            <text:p>36.09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4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8832" calcext:value-type="float">
            <text:p>36.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4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76128" calcext:value-type="float">
            <text:p>36.07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4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70032" calcext:value-type="float">
            <text:p>36.07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63936" calcext:value-type="float">
            <text:p>36.06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4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426" calcext:value-type="float">
            <text:p>36.04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4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2736" calcext:value-type="float">
            <text:p>36.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4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1212" calcext:value-type="float">
            <text:p>36.01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4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93832" calcext:value-type="float">
            <text:p>35.99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8164" calcext:value-type="float">
            <text:p>35.98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4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8164" calcext:value-type="float">
            <text:p>35.98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4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75544" calcext:value-type="float">
            <text:p>35.97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4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664" calcext:value-type="float">
            <text:p>35.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4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664" calcext:value-type="float">
            <text:p>35.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63352" calcext:value-type="float">
            <text:p>35.96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4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54208" calcext:value-type="float">
            <text:p>35.95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4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54208" calcext:value-type="float">
            <text:p>35.95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4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54208" calcext:value-type="float">
            <text:p>35.95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4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32872" calcext:value-type="float">
            <text:p>35.93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42016" calcext:value-type="float">
            <text:p>35.94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4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45064" calcext:value-type="float">
            <text:p>35.94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4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32872" calcext:value-type="float">
            <text:p>35.93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4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2068" calcext:value-type="float">
            <text:p>35.92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4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02392" calcext:value-type="float">
            <text:p>35.90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2068" calcext:value-type="float">
            <text:p>35.92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4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38968" calcext:value-type="float">
            <text:p>35.93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4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11536" calcext:value-type="float">
            <text:p>35.91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4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87152" calcext:value-type="float">
            <text:p>35.88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4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11536" calcext:value-type="float">
            <text:p>35.91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99344" calcext:value-type="float">
            <text:p>35.89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4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87152" calcext:value-type="float">
            <text:p>35.88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4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87152" calcext:value-type="float">
            <text:p>35.88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4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902" calcext:value-type="float">
            <text:p>35.89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4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71912" calcext:value-type="float">
            <text:p>35.87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78008" calcext:value-type="float">
            <text:p>35.87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4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02392" calcext:value-type="float">
            <text:p>35.90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4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93248" calcext:value-type="float">
            <text:p>35.89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4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65816" calcext:value-type="float">
            <text:p>35.86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4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68864" calcext:value-type="float">
            <text:p>35.86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56672" calcext:value-type="float">
            <text:p>35.85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4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71912" calcext:value-type="float">
            <text:p>35.87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4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78008" calcext:value-type="float">
            <text:p>35.87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4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62768" calcext:value-type="float">
            <text:p>35.86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4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65816" calcext:value-type="float">
            <text:p>35.86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5972" calcext:value-type="float">
            <text:p>35.85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4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7496" calcext:value-type="float">
            <text:p>35.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4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7496" calcext:value-type="float">
            <text:p>35.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4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47528" calcext:value-type="float">
            <text:p>35.84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4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7496" calcext:value-type="float">
            <text:p>35.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65816" calcext:value-type="float">
            <text:p>35.86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4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65816" calcext:value-type="float">
            <text:p>35.86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4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53624" calcext:value-type="float">
            <text:p>35.85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4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50576" calcext:value-type="float">
            <text:p>35.85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4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56672" calcext:value-type="float">
            <text:p>35.85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4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62768" calcext:value-type="float">
            <text:p>35.86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53624" calcext:value-type="float">
            <text:p>35.85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4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50576" calcext:value-type="float">
            <text:p>35.85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4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62768" calcext:value-type="float">
            <text:p>35.86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4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81056" calcext:value-type="float">
            <text:p>35.88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4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65816" calcext:value-type="float">
            <text:p>35.86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32288" calcext:value-type="float">
            <text:p>35.83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4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65816" calcext:value-type="float">
            <text:p>35.86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4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2924" calcext:value-type="float">
            <text:p>35.82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4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4448" calcext:value-type="float">
            <text:p>35.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4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47528" calcext:value-type="float">
            <text:p>35.84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2924" calcext:value-type="float">
            <text:p>35.82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4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20096" calcext:value-type="float">
            <text:p>35.82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4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47528" calcext:value-type="float">
            <text:p>35.84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4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17048" calcext:value-type="float">
            <text:p>35.81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4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23144" calcext:value-type="float">
            <text:p>35.82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2924" calcext:value-type="float">
            <text:p>35.82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4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17048" calcext:value-type="float">
            <text:p>35.81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4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20096" calcext:value-type="float">
            <text:p>35.82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4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07904" calcext:value-type="float">
            <text:p>35.80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4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07904" calcext:value-type="float">
            <text:p>35.80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23144" calcext:value-type="float">
            <text:p>35.82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4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4448" calcext:value-type="float">
            <text:p>35.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4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35336" calcext:value-type="float">
            <text:p>35.83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4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26192" calcext:value-type="float">
            <text:p>35.82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4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10952" calcext:value-type="float">
            <text:p>35.81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20096" calcext:value-type="float">
            <text:p>35.82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4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56672" calcext:value-type="float">
            <text:p>35.85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4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50576" calcext:value-type="float">
            <text:p>35.85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4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81056" calcext:value-type="float">
            <text:p>35.88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4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96296" calcext:value-type="float">
            <text:p>35.89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99344" calcext:value-type="float">
            <text:p>35.89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4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96296" calcext:value-type="float">
            <text:p>35.89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4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96296" calcext:value-type="float">
            <text:p>35.89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4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96296" calcext:value-type="float">
            <text:p>35.89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4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78008" calcext:value-type="float">
            <text:p>35.87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47528" calcext:value-type="float">
            <text:p>35.84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4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84104" calcext:value-type="float">
            <text:p>35.88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4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53624" calcext:value-type="float">
            <text:p>35.85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4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32288" calcext:value-type="float">
            <text:p>35.83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4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4448" calcext:value-type="float">
            <text:p>35.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56672" calcext:value-type="float">
            <text:p>35.85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4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47528" calcext:value-type="float">
            <text:p>35.84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4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56672" calcext:value-type="float">
            <text:p>35.85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4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2924" calcext:value-type="float">
            <text:p>35.82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4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20096" calcext:value-type="float">
            <text:p>35.82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77424" calcext:value-type="float">
            <text:p>35.77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4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92664" calcext:value-type="float">
            <text:p>35.79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4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65232" calcext:value-type="float">
            <text:p>35.76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6828" calcext:value-type="float">
            <text:p>35.76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4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62184" calcext:value-type="float">
            <text:p>35.76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40848" calcext:value-type="float">
            <text:p>35.74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01224" calcext:value-type="float">
            <text:p>35.70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13416" calcext:value-type="float">
            <text:p>35.71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4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0732" calcext:value-type="float">
            <text:p>35.70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4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70744" calcext:value-type="float">
            <text:p>35.67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7684" calcext:value-type="float">
            <text:p>35.67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95128" calcext:value-type="float">
            <text:p>35.69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89032" calcext:value-type="float">
            <text:p>35.68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4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13416" calcext:value-type="float">
            <text:p>35.71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95128" calcext:value-type="float">
            <text:p>35.69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4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67696" calcext:value-type="float">
            <text:p>35.66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89032" calcext:value-type="float">
            <text:p>35.68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4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55504" calcext:value-type="float">
            <text:p>35.65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4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70744" calcext:value-type="float">
            <text:p>35.67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9208" calcext:value-type="float">
            <text:p>35.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4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98176" calcext:value-type="float">
            <text:p>35.69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7684" calcext:value-type="float">
            <text:p>35.67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4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37216" calcext:value-type="float">
            <text:p>35.63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4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52456" calcext:value-type="float">
            <text:p>35.65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4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95128" calcext:value-type="float">
            <text:p>35.69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616" calcext:value-type="float">
            <text:p>35.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67696" calcext:value-type="float">
            <text:p>35.66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55504" calcext:value-type="float">
            <text:p>35.65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70744" calcext:value-type="float">
            <text:p>35.67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4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73792" calcext:value-type="float">
            <text:p>35.67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4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616" calcext:value-type="float">
            <text:p>35.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79888" calcext:value-type="float">
            <text:p>35.67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4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95128" calcext:value-type="float">
            <text:p>35.69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4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55504" calcext:value-type="float">
            <text:p>35.65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58552" calcext:value-type="float">
            <text:p>35.65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4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49408" calcext:value-type="float">
            <text:p>35.64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4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52456" calcext:value-type="float">
            <text:p>35.65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4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58552" calcext:value-type="float">
            <text:p>35.65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4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82936" calcext:value-type="float">
            <text:p>35.68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4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58552" calcext:value-type="float">
            <text:p>35.65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4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43312" calcext:value-type="float">
            <text:p>35.64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4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70744" calcext:value-type="float">
            <text:p>35.67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4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70744" calcext:value-type="float">
            <text:p>35.67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4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25024" calcext:value-type="float">
            <text:p>35.62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4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28072" calcext:value-type="float">
            <text:p>35.62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4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40264" calcext:value-type="float">
            <text:p>35.64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4-0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37216" calcext:value-type="float">
            <text:p>35.63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4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73792" calcext:value-type="float">
            <text:p>35.67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4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616" calcext:value-type="float">
            <text:p>35.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4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25024" calcext:value-type="float">
            <text:p>35.62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4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37216" calcext:value-type="float">
            <text:p>35.63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4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3112" calcext:value-type="float">
            <text:p>35.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4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4636" calcext:value-type="float">
            <text:p>35.64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4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58552" calcext:value-type="float">
            <text:p>35.65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4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25024" calcext:value-type="float">
            <text:p>35.62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4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37216" calcext:value-type="float">
            <text:p>35.63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4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40264" calcext:value-type="float">
            <text:p>35.64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4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12832" calcext:value-type="float">
            <text:p>35.61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4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34168" calcext:value-type="float">
            <text:p>35.63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4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55504" calcext:value-type="float">
            <text:p>35.65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4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40264" calcext:value-type="float">
            <text:p>35.64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4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3112" calcext:value-type="float">
            <text:p>35.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4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34168" calcext:value-type="float">
            <text:p>35.63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4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28072" calcext:value-type="float">
            <text:p>35.62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4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34168" calcext:value-type="float">
            <text:p>35.63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4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43312" calcext:value-type="float">
            <text:p>35.64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4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43312" calcext:value-type="float">
            <text:p>35.64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4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37216" calcext:value-type="float">
            <text:p>35.63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4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94544" calcext:value-type="float">
            <text:p>35.59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4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06736" calcext:value-type="float">
            <text:p>35.60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4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3112" calcext:value-type="float">
            <text:p>35.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4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52456" calcext:value-type="float">
            <text:p>35.65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4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12832" calcext:value-type="float">
            <text:p>35.61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4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09784" calcext:value-type="float">
            <text:p>35.60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4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03688" calcext:value-type="float">
            <text:p>35.60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4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03688" calcext:value-type="float">
            <text:p>35.60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12832" calcext:value-type="float">
            <text:p>35.61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4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1588" calcext:value-type="float">
            <text:p>35.61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4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1588" calcext:value-type="float">
            <text:p>35.61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4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25024" calcext:value-type="float">
            <text:p>35.62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4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3112" calcext:value-type="float">
            <text:p>35.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12832" calcext:value-type="float">
            <text:p>35.61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4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09784" calcext:value-type="float">
            <text:p>35.60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4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18928" calcext:value-type="float">
            <text:p>35.61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4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06736" calcext:value-type="float">
            <text:p>35.60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4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73208" calcext:value-type="float">
            <text:p>35.57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94544" calcext:value-type="float">
            <text:p>35.59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4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28072" calcext:value-type="float">
            <text:p>35.62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4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37216" calcext:value-type="float">
            <text:p>35.63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4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82352" calcext:value-type="float">
            <text:p>35.58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854" calcext:value-type="float">
            <text:p>35.58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18928" calcext:value-type="float">
            <text:p>35.61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4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09784" calcext:value-type="float">
            <text:p>35.60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4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34168" calcext:value-type="float">
            <text:p>35.63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4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09784" calcext:value-type="float">
            <text:p>35.60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4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12832" calcext:value-type="float">
            <text:p>35.61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91496" calcext:value-type="float">
            <text:p>35.59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4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94544" calcext:value-type="float">
            <text:p>35.59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4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97592" calcext:value-type="float">
            <text:p>35.59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854" calcext:value-type="float">
            <text:p>35.58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4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97592" calcext:value-type="float">
            <text:p>35.59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91496" calcext:value-type="float">
            <text:p>35.59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4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0064" calcext:value-type="float">
            <text:p>35.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4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91496" calcext:value-type="float">
            <text:p>35.59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4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97592" calcext:value-type="float">
            <text:p>35.59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4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09784" calcext:value-type="float">
            <text:p>35.60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3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09784" calcext:value-type="float">
            <text:p>35.60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3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88448" calcext:value-type="float">
            <text:p>35.58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3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94544" calcext:value-type="float">
            <text:p>35.59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3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06736" calcext:value-type="float">
            <text:p>35.60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3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1588" calcext:value-type="float">
            <text:p>35.61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3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82352" calcext:value-type="float">
            <text:p>35.58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3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88448" calcext:value-type="float">
            <text:p>35.58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3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09784" calcext:value-type="float">
            <text:p>35.60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3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7016" calcext:value-type="float">
            <text:p>35.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3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91496" calcext:value-type="float">
            <text:p>35.59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3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97592" calcext:value-type="float">
            <text:p>35.59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3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06736" calcext:value-type="float">
            <text:p>35.60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3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76256" calcext:value-type="float">
            <text:p>35.57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3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94544" calcext:value-type="float">
            <text:p>35.59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3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0064" calcext:value-type="float">
            <text:p>35.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3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0064" calcext:value-type="float">
            <text:p>35.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3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854" calcext:value-type="float">
            <text:p>35.58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3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854" calcext:value-type="float">
            <text:p>35.58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3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1588" calcext:value-type="float">
            <text:p>35.61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3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21976" calcext:value-type="float">
            <text:p>35.62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3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06736" calcext:value-type="float">
            <text:p>35.60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3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854" calcext:value-type="float">
            <text:p>35.58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3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37216" calcext:value-type="float">
            <text:p>35.63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3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12832" calcext:value-type="float">
            <text:p>35.61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3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76256" calcext:value-type="float">
            <text:p>35.57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3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854" calcext:value-type="float">
            <text:p>35.58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3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21976" calcext:value-type="float">
            <text:p>35.62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3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21976" calcext:value-type="float">
            <text:p>35.62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3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12832" calcext:value-type="float">
            <text:p>35.61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3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03688" calcext:value-type="float">
            <text:p>35.60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3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18928" calcext:value-type="float">
            <text:p>35.61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3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12832" calcext:value-type="float">
            <text:p>35.61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3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88448" calcext:value-type="float">
            <text:p>35.58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3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06736" calcext:value-type="float">
            <text:p>35.60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3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25024" calcext:value-type="float">
            <text:p>35.62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3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21976" calcext:value-type="float">
            <text:p>35.62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3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03688" calcext:value-type="float">
            <text:p>35.60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3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37216" calcext:value-type="float">
            <text:p>35.63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3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40264" calcext:value-type="float">
            <text:p>35.64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3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06736" calcext:value-type="float">
            <text:p>35.60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3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49408" calcext:value-type="float">
            <text:p>35.64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3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67696" calcext:value-type="float">
            <text:p>35.66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3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09784" calcext:value-type="float">
            <text:p>35.60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3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28072" calcext:value-type="float">
            <text:p>35.62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3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64648" calcext:value-type="float">
            <text:p>35.66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3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25024" calcext:value-type="float">
            <text:p>35.62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3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49408" calcext:value-type="float">
            <text:p>35.64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3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37216" calcext:value-type="float">
            <text:p>35.63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3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52456" calcext:value-type="float">
            <text:p>35.65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3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73792" calcext:value-type="float">
            <text:p>35.67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3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616" calcext:value-type="float">
            <text:p>35.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3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616" calcext:value-type="float">
            <text:p>35.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3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85984" calcext:value-type="float">
            <text:p>35.68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3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04272" calcext:value-type="float">
            <text:p>35.70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3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70744" calcext:value-type="float">
            <text:p>35.67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3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82936" calcext:value-type="float">
            <text:p>35.68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3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616" calcext:value-type="float">
            <text:p>35.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3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04272" calcext:value-type="float">
            <text:p>35.70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3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01224" calcext:value-type="float">
            <text:p>35.70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3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9208" calcext:value-type="float">
            <text:p>35.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82936" calcext:value-type="float">
            <text:p>35.68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3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13416" calcext:value-type="float">
            <text:p>35.71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04272" calcext:value-type="float">
            <text:p>35.70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3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31704" calcext:value-type="float">
            <text:p>35.73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3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28656" calcext:value-type="float">
            <text:p>35.72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3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62184" calcext:value-type="float">
            <text:p>35.76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3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43896" calcext:value-type="float">
            <text:p>35.74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43896" calcext:value-type="float">
            <text:p>35.74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3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62184" calcext:value-type="float">
            <text:p>35.76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3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46944" calcext:value-type="float">
            <text:p>35.74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3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5304" calcext:value-type="float">
            <text:p>35.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3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71328" calcext:value-type="float">
            <text:p>35.77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6828" calcext:value-type="float">
            <text:p>35.76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3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80472" calcext:value-type="float">
            <text:p>35.78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3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95712" calcext:value-type="float">
            <text:p>35.79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3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74376" calcext:value-type="float">
            <text:p>35.77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3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89616" calcext:value-type="float">
            <text:p>35.78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17048" calcext:value-type="float">
            <text:p>35.81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3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38384" calcext:value-type="float">
            <text:p>35.83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3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68864" calcext:value-type="float">
            <text:p>35.86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3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32288" calcext:value-type="float">
            <text:p>35.83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3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23144" calcext:value-type="float">
            <text:p>35.82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32288" calcext:value-type="float">
            <text:p>35.83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3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53624" calcext:value-type="float">
            <text:p>35.85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3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53624" calcext:value-type="float">
            <text:p>35.85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3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62768" calcext:value-type="float">
            <text:p>35.86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3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02392" calcext:value-type="float">
            <text:p>35.90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11536" calcext:value-type="float">
            <text:p>35.91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3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26776" calcext:value-type="float">
            <text:p>35.92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3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17632" calcext:value-type="float">
            <text:p>35.91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3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32872" calcext:value-type="float">
            <text:p>35.93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3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63352" calcext:value-type="float">
            <text:p>35.96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8164" calcext:value-type="float">
            <text:p>35.98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3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06024" calcext:value-type="float">
            <text:p>36.00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3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2736" calcext:value-type="float">
            <text:p>36.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3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36504" calcext:value-type="float">
            <text:p>36.03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3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45648" calcext:value-type="float">
            <text:p>36.04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5784" calcext:value-type="float">
            <text:p>36.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3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66984" calcext:value-type="float">
            <text:p>36.06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3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66984" calcext:value-type="float">
            <text:p>36.06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3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70032" calcext:value-type="float">
            <text:p>36.07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3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70032" calcext:value-type="float">
            <text:p>36.07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76128" calcext:value-type="float">
            <text:p>36.07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3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7308" calcext:value-type="float">
            <text:p>36.07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3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63936" calcext:value-type="float">
            <text:p>36.06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3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7308" calcext:value-type="float">
            <text:p>36.07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3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76128" calcext:value-type="float">
            <text:p>36.07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85272" calcext:value-type="float">
            <text:p>36.08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3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85272" calcext:value-type="float">
            <text:p>36.08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3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76128" calcext:value-type="float">
            <text:p>36.07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3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79176" calcext:value-type="float">
            <text:p>36.07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3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85272" calcext:value-type="float">
            <text:p>36.08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8832" calcext:value-type="float">
            <text:p>36.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3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8832" calcext:value-type="float">
            <text:p>36.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3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97464" calcext:value-type="float">
            <text:p>36.09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3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82224" calcext:value-type="float">
            <text:p>36.08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3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8832" calcext:value-type="float">
            <text:p>36.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15752" calcext:value-type="float">
            <text:p>36.11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3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7308" calcext:value-type="float">
            <text:p>36.07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3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76128" calcext:value-type="float">
            <text:p>36.07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3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76128" calcext:value-type="float">
            <text:p>36.07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3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66984" calcext:value-type="float">
            <text:p>36.06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3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2736" calcext:value-type="float">
            <text:p>36.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18216" calcext:value-type="float">
            <text:p>36.01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3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36504" calcext:value-type="float">
            <text:p>36.03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3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45648" calcext:value-type="float">
            <text:p>36.04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3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54792" calcext:value-type="float">
            <text:p>36.05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3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00512" calcext:value-type="float">
            <text:p>36.10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0356" calcext:value-type="float">
            <text:p>36.10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3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79176" calcext:value-type="float">
            <text:p>36.07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3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426" calcext:value-type="float">
            <text:p>36.04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3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36504" calcext:value-type="float">
            <text:p>36.03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3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45648" calcext:value-type="float">
            <text:p>36.04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60888" calcext:value-type="float">
            <text:p>36.06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3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63936" calcext:value-type="float">
            <text:p>36.06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3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51744" calcext:value-type="float">
            <text:p>36.05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3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94416" calcext:value-type="float">
            <text:p>36.09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3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426" calcext:value-type="float">
            <text:p>36.04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36504" calcext:value-type="float">
            <text:p>36.03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3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51744" calcext:value-type="float">
            <text:p>36.05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3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54792" calcext:value-type="float">
            <text:p>36.05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3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54792" calcext:value-type="float">
            <text:p>36.05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3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5784" calcext:value-type="float">
            <text:p>36.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51744" calcext:value-type="float">
            <text:p>36.05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3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54792" calcext:value-type="float">
            <text:p>36.05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3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5784" calcext:value-type="float">
            <text:p>36.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3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66984" calcext:value-type="float">
            <text:p>36.06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3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85272" calcext:value-type="float">
            <text:p>36.08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97464" calcext:value-type="float">
            <text:p>36.09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3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24896" calcext:value-type="float">
            <text:p>36.12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3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24896" calcext:value-type="float">
            <text:p>36.12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3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188" calcext:value-type="float">
            <text:p>36.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3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15752" calcext:value-type="float">
            <text:p>36.11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3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15752" calcext:value-type="float">
            <text:p>36.11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0356" calcext:value-type="float">
            <text:p>36.10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3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12704" calcext:value-type="float">
            <text:p>36.11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3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09656" calcext:value-type="float">
            <text:p>36.10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3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94416" calcext:value-type="float">
            <text:p>36.09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3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82224" calcext:value-type="float">
            <text:p>36.08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39552" calcext:value-type="float">
            <text:p>36.03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3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39552" calcext:value-type="float">
            <text:p>36.03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3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51744" calcext:value-type="float">
            <text:p>36.05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3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66984" calcext:value-type="float">
            <text:p>36.06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3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426" calcext:value-type="float">
            <text:p>36.04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45648" calcext:value-type="float">
            <text:p>36.04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3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5784" calcext:value-type="float">
            <text:p>36.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3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66984" calcext:value-type="float">
            <text:p>36.06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3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94416" calcext:value-type="float">
            <text:p>36.09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3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94416" calcext:value-type="float">
            <text:p>36.09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97464" calcext:value-type="float">
            <text:p>36.09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3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94416" calcext:value-type="float">
            <text:p>36.09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3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8832" calcext:value-type="float">
            <text:p>36.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3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85272" calcext:value-type="float">
            <text:p>36.08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3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76128" calcext:value-type="float">
            <text:p>36.07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70032" calcext:value-type="float">
            <text:p>36.07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3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70032" calcext:value-type="float">
            <text:p>36.07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3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66984" calcext:value-type="float">
            <text:p>36.06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3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54792" calcext:value-type="float">
            <text:p>36.05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3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426" calcext:value-type="float">
            <text:p>36.04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48696" calcext:value-type="float">
            <text:p>36.04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3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2736" calcext:value-type="float">
            <text:p>36.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3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90784" calcext:value-type="float">
            <text:p>35.99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3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8164" calcext:value-type="float">
            <text:p>35.98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3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84688" calcext:value-type="float">
            <text:p>35.98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84688" calcext:value-type="float">
            <text:p>35.98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3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90784" calcext:value-type="float">
            <text:p>35.99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3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87736" calcext:value-type="float">
            <text:p>35.98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3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75544" calcext:value-type="float">
            <text:p>35.97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3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8164" calcext:value-type="float">
            <text:p>35.98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90784" calcext:value-type="float">
            <text:p>35.99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3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93832" calcext:value-type="float">
            <text:p>35.99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3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75544" calcext:value-type="float">
            <text:p>35.97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3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87736" calcext:value-type="float">
            <text:p>35.98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3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93832" calcext:value-type="float">
            <text:p>35.99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87736" calcext:value-type="float">
            <text:p>35.98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3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87736" calcext:value-type="float">
            <text:p>35.98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3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78592" calcext:value-type="float">
            <text:p>35.97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3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72496" calcext:value-type="float">
            <text:p>35.97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3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93832" calcext:value-type="float">
            <text:p>35.99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90784" calcext:value-type="float">
            <text:p>35.99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3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87736" calcext:value-type="float">
            <text:p>35.98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3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8164" calcext:value-type="float">
            <text:p>35.98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3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87736" calcext:value-type="float">
            <text:p>35.98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3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9688" calcext:value-type="float">
            <text:p>35.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87736" calcext:value-type="float">
            <text:p>35.98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3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87736" calcext:value-type="float">
            <text:p>35.98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3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90784" calcext:value-type="float">
            <text:p>35.99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3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87736" calcext:value-type="float">
            <text:p>35.98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3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84688" calcext:value-type="float">
            <text:p>35.98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90784" calcext:value-type="float">
            <text:p>35.99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3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93832" calcext:value-type="float">
            <text:p>35.99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3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93832" calcext:value-type="float">
            <text:p>35.99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3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87736" calcext:value-type="float">
            <text:p>35.98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3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90784" calcext:value-type="float">
            <text:p>35.99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3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84688" calcext:value-type="float">
            <text:p>35.98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90784" calcext:value-type="float">
            <text:p>35.99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3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87736" calcext:value-type="float">
            <text:p>35.98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3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8164" calcext:value-type="float">
            <text:p>35.98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3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8164" calcext:value-type="float">
            <text:p>35.98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3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87736" calcext:value-type="float">
            <text:p>35.98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84688" calcext:value-type="float">
            <text:p>35.98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3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84688" calcext:value-type="float">
            <text:p>35.98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3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87736" calcext:value-type="float">
            <text:p>35.98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3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84688" calcext:value-type="float">
            <text:p>35.98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3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78592" calcext:value-type="float">
            <text:p>35.97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8164" calcext:value-type="float">
            <text:p>35.98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3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93832" calcext:value-type="float">
            <text:p>35.99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3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8164" calcext:value-type="float">
            <text:p>35.98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3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72496" calcext:value-type="float">
            <text:p>35.97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3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664" calcext:value-type="float">
            <text:p>35.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75544" calcext:value-type="float">
            <text:p>35.97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3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87736" calcext:value-type="float">
            <text:p>35.98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3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87736" calcext:value-type="float">
            <text:p>35.98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3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84688" calcext:value-type="float">
            <text:p>35.98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3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664" calcext:value-type="float">
            <text:p>35.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69448" calcext:value-type="float">
            <text:p>35.96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3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69448" calcext:value-type="float">
            <text:p>35.96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3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72496" calcext:value-type="float">
            <text:p>35.97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3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69448" calcext:value-type="float">
            <text:p>35.96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3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69448" calcext:value-type="float">
            <text:p>35.96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60304" calcext:value-type="float">
            <text:p>35.96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3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54208" calcext:value-type="float">
            <text:p>35.95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3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5116" calcext:value-type="float">
            <text:p>35.95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3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63352" calcext:value-type="float">
            <text:p>35.96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3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57256" calcext:value-type="float">
            <text:p>35.95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60304" calcext:value-type="float">
            <text:p>35.96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3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48112" calcext:value-type="float">
            <text:p>35.94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3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63352" calcext:value-type="float">
            <text:p>35.96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3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3592" calcext:value-type="float">
            <text:p>35.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3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48112" calcext:value-type="float">
            <text:p>35.94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48112" calcext:value-type="float">
            <text:p>35.94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3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42016" calcext:value-type="float">
            <text:p>35.94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3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3592" calcext:value-type="float">
            <text:p>35.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3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45064" calcext:value-type="float">
            <text:p>35.94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3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38968" calcext:value-type="float">
            <text:p>35.93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54208" calcext:value-type="float">
            <text:p>35.95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3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42016" calcext:value-type="float">
            <text:p>35.94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3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2068" calcext:value-type="float">
            <text:p>35.92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3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17632" calcext:value-type="float">
            <text:p>35.91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3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3592" calcext:value-type="float">
            <text:p>35.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54208" calcext:value-type="float">
            <text:p>35.95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3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45064" calcext:value-type="float">
            <text:p>35.94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3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23728" calcext:value-type="float">
            <text:p>35.92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3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23728" calcext:value-type="float">
            <text:p>35.92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3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26776" calcext:value-type="float">
            <text:p>35.92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42016" calcext:value-type="float">
            <text:p>35.94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3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45064" calcext:value-type="float">
            <text:p>35.94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3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29824" calcext:value-type="float">
            <text:p>35.92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3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29824" calcext:value-type="float">
            <text:p>35.92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3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45064" calcext:value-type="float">
            <text:p>35.94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60304" calcext:value-type="float">
            <text:p>35.96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3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42016" calcext:value-type="float">
            <text:p>35.94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3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32872" calcext:value-type="float">
            <text:p>35.93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3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26776" calcext:value-type="float">
            <text:p>35.92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42016" calcext:value-type="float">
            <text:p>35.94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3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5116" calcext:value-type="float">
            <text:p>35.95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14584" calcext:value-type="float">
            <text:p>35.91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3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29824" calcext:value-type="float">
            <text:p>35.92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3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3592" calcext:value-type="float">
            <text:p>35.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3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5116" calcext:value-type="float">
            <text:p>35.95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3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5116" calcext:value-type="float">
            <text:p>35.95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42016" calcext:value-type="float">
            <text:p>35.94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3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32872" calcext:value-type="float">
            <text:p>35.93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3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48112" calcext:value-type="float">
            <text:p>35.94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3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45064" calcext:value-type="float">
            <text:p>35.94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3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45064" calcext:value-type="float">
            <text:p>35.94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29824" calcext:value-type="float">
            <text:p>35.92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3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23728" calcext:value-type="float">
            <text:p>35.92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3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57256" calcext:value-type="float">
            <text:p>35.95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3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48112" calcext:value-type="float">
            <text:p>35.94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3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69448" calcext:value-type="float">
            <text:p>35.96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26776" calcext:value-type="float">
            <text:p>35.92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3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3592" calcext:value-type="float">
            <text:p>35.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3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45064" calcext:value-type="float">
            <text:p>35.94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3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60304" calcext:value-type="float">
            <text:p>35.96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3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48112" calcext:value-type="float">
            <text:p>35.94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3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26776" calcext:value-type="float">
            <text:p>35.92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3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48112" calcext:value-type="float">
            <text:p>35.94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3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48112" calcext:value-type="float">
            <text:p>35.94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3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5116" calcext:value-type="float">
            <text:p>35.95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3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63352" calcext:value-type="float">
            <text:p>35.96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3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38968" calcext:value-type="float">
            <text:p>35.93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3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60304" calcext:value-type="float">
            <text:p>35.96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3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48112" calcext:value-type="float">
            <text:p>35.94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3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45064" calcext:value-type="float">
            <text:p>35.94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3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57256" calcext:value-type="float">
            <text:p>35.95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3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45064" calcext:value-type="float">
            <text:p>35.94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3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664" calcext:value-type="float">
            <text:p>35.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3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17632" calcext:value-type="float">
            <text:p>35.91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3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38968" calcext:value-type="float">
            <text:p>35.93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3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5116" calcext:value-type="float">
            <text:p>35.95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3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78592" calcext:value-type="float">
            <text:p>35.97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3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664" calcext:value-type="float">
            <text:p>35.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3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26776" calcext:value-type="float">
            <text:p>35.92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3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5116" calcext:value-type="float">
            <text:p>35.95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3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54208" calcext:value-type="float">
            <text:p>35.95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3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3592" calcext:value-type="float">
            <text:p>35.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3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5116" calcext:value-type="float">
            <text:p>35.95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3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63352" calcext:value-type="float">
            <text:p>35.96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3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75544" calcext:value-type="float">
            <text:p>35.97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3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48112" calcext:value-type="float">
            <text:p>35.94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3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3592" calcext:value-type="float">
            <text:p>35.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3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54208" calcext:value-type="float">
            <text:p>35.95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3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42016" calcext:value-type="float">
            <text:p>35.94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3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54208" calcext:value-type="float">
            <text:p>35.95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3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75544" calcext:value-type="float">
            <text:p>35.97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3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42016" calcext:value-type="float">
            <text:p>35.94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3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69448" calcext:value-type="float">
            <text:p>35.96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3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57256" calcext:value-type="float">
            <text:p>35.95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3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5116" calcext:value-type="float">
            <text:p>35.95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3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54208" calcext:value-type="float">
            <text:p>35.95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3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45064" calcext:value-type="float">
            <text:p>35.94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3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69448" calcext:value-type="float">
            <text:p>35.96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3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57256" calcext:value-type="float">
            <text:p>35.95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3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54208" calcext:value-type="float">
            <text:p>35.95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3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60304" calcext:value-type="float">
            <text:p>35.96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3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69448" calcext:value-type="float">
            <text:p>35.96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3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69448" calcext:value-type="float">
            <text:p>35.96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3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5116" calcext:value-type="float">
            <text:p>35.95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3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54208" calcext:value-type="float">
            <text:p>35.95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63352" calcext:value-type="float">
            <text:p>35.96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3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54208" calcext:value-type="float">
            <text:p>35.95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3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664" calcext:value-type="float">
            <text:p>35.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3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60304" calcext:value-type="float">
            <text:p>35.96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3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54208" calcext:value-type="float">
            <text:p>35.95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664" calcext:value-type="float">
            <text:p>35.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3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78592" calcext:value-type="float">
            <text:p>35.97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57256" calcext:value-type="float">
            <text:p>35.95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664" calcext:value-type="float">
            <text:p>35.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3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72496" calcext:value-type="float">
            <text:p>35.97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48112" calcext:value-type="float">
            <text:p>35.94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3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45064" calcext:value-type="float">
            <text:p>35.94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3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54208" calcext:value-type="float">
            <text:p>35.95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3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8164" calcext:value-type="float">
            <text:p>35.98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3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72496" calcext:value-type="float">
            <text:p>35.97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54208" calcext:value-type="float">
            <text:p>35.95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3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60304" calcext:value-type="float">
            <text:p>35.96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3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57256" calcext:value-type="float">
            <text:p>35.95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3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75544" calcext:value-type="float">
            <text:p>35.97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3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63352" calcext:value-type="float">
            <text:p>35.96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664" calcext:value-type="float">
            <text:p>35.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3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72496" calcext:value-type="float">
            <text:p>35.97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3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72496" calcext:value-type="float">
            <text:p>35.97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3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57256" calcext:value-type="float">
            <text:p>35.95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3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72496" calcext:value-type="float">
            <text:p>35.97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2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63352" calcext:value-type="float">
            <text:p>35.96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2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63352" calcext:value-type="float">
            <text:p>35.96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2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84688" calcext:value-type="float">
            <text:p>35.98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2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69448" calcext:value-type="float">
            <text:p>35.96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2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38968" calcext:value-type="float">
            <text:p>35.93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2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72496" calcext:value-type="float">
            <text:p>35.97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2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57256" calcext:value-type="float">
            <text:p>35.95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2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63352" calcext:value-type="float">
            <text:p>35.96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2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69448" calcext:value-type="float">
            <text:p>35.96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2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8164" calcext:value-type="float">
            <text:p>35.98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2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60304" calcext:value-type="float">
            <text:p>35.96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2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75544" calcext:value-type="float">
            <text:p>35.97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2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87736" calcext:value-type="float">
            <text:p>35.98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2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664" calcext:value-type="float">
            <text:p>35.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2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75544" calcext:value-type="float">
            <text:p>35.97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2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72496" calcext:value-type="float">
            <text:p>35.97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2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78592" calcext:value-type="float">
            <text:p>35.97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2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84688" calcext:value-type="float">
            <text:p>35.98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2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72496" calcext:value-type="float">
            <text:p>35.97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2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664" calcext:value-type="float">
            <text:p>35.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2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69448" calcext:value-type="float">
            <text:p>35.96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2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87736" calcext:value-type="float">
            <text:p>35.98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2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8164" calcext:value-type="float">
            <text:p>35.98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2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87736" calcext:value-type="float">
            <text:p>35.98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2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02976" calcext:value-type="float">
            <text:p>36.00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2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09072" calcext:value-type="float">
            <text:p>36.00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2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15168" calcext:value-type="float">
            <text:p>36.01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2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30408" calcext:value-type="float">
            <text:p>36.03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2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48696" calcext:value-type="float">
            <text:p>36.04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2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5784" calcext:value-type="float">
            <text:p>36.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2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18216" calcext:value-type="float">
            <text:p>36.01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2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36504" calcext:value-type="float">
            <text:p>36.03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2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48696" calcext:value-type="float">
            <text:p>36.04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2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90784" calcext:value-type="float">
            <text:p>35.99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2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72496" calcext:value-type="float">
            <text:p>35.97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2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54208" calcext:value-type="float">
            <text:p>35.95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2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63352" calcext:value-type="float">
            <text:p>35.96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2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93832" calcext:value-type="float">
            <text:p>35.99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2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75544" calcext:value-type="float">
            <text:p>35.97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2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90784" calcext:value-type="float">
            <text:p>35.99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2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24312" calcext:value-type="float">
            <text:p>36.02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2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1212" calcext:value-type="float">
            <text:p>36.01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2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18216" calcext:value-type="float">
            <text:p>36.01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2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06024" calcext:value-type="float">
            <text:p>36.00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2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09072" calcext:value-type="float">
            <text:p>36.00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2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99928" calcext:value-type="float">
            <text:p>35.99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2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02976" calcext:value-type="float">
            <text:p>36.00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2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99928" calcext:value-type="float">
            <text:p>35.99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2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75544" calcext:value-type="float">
            <text:p>35.97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2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75544" calcext:value-type="float">
            <text:p>35.97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2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75544" calcext:value-type="float">
            <text:p>35.97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2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8164" calcext:value-type="float">
            <text:p>35.98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2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45064" calcext:value-type="float">
            <text:p>35.94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2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42016" calcext:value-type="float">
            <text:p>35.94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2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38968" calcext:value-type="float">
            <text:p>35.93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2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57256" calcext:value-type="float">
            <text:p>35.95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02392" calcext:value-type="float">
            <text:p>35.90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2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0544" calcext:value-type="float">
            <text:p>35.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2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11536" calcext:value-type="float">
            <text:p>35.91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2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99344" calcext:value-type="float">
            <text:p>35.89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2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0544" calcext:value-type="float">
            <text:p>35.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2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99344" calcext:value-type="float">
            <text:p>35.89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96296" calcext:value-type="float">
            <text:p>35.89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2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93248" calcext:value-type="float">
            <text:p>35.89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2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0544" calcext:value-type="float">
            <text:p>35.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2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0544" calcext:value-type="float">
            <text:p>35.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2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902" calcext:value-type="float">
            <text:p>35.89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99344" calcext:value-type="float">
            <text:p>35.89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2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0544" calcext:value-type="float">
            <text:p>35.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2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902" calcext:value-type="float">
            <text:p>35.89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2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78008" calcext:value-type="float">
            <text:p>35.87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2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78008" calcext:value-type="float">
            <text:p>35.87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7496" calcext:value-type="float">
            <text:p>35.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2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71912" calcext:value-type="float">
            <text:p>35.87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2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81056" calcext:value-type="float">
            <text:p>35.88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2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78008" calcext:value-type="float">
            <text:p>35.87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2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81056" calcext:value-type="float">
            <text:p>35.88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84104" calcext:value-type="float">
            <text:p>35.88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2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65816" calcext:value-type="float">
            <text:p>35.86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2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62768" calcext:value-type="float">
            <text:p>35.86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2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81056" calcext:value-type="float">
            <text:p>35.88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2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5972" calcext:value-type="float">
            <text:p>35.85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50576" calcext:value-type="float">
            <text:p>35.85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2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56672" calcext:value-type="float">
            <text:p>35.85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2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47528" calcext:value-type="float">
            <text:p>35.84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2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62768" calcext:value-type="float">
            <text:p>35.86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2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56672" calcext:value-type="float">
            <text:p>35.85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53624" calcext:value-type="float">
            <text:p>35.85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2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50576" calcext:value-type="float">
            <text:p>35.85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2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41432" calcext:value-type="float">
            <text:p>35.84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2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47528" calcext:value-type="float">
            <text:p>35.84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2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47528" calcext:value-type="float">
            <text:p>35.84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32288" calcext:value-type="float">
            <text:p>35.83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2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23144" calcext:value-type="float">
            <text:p>35.82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2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32288" calcext:value-type="float">
            <text:p>35.83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2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32288" calcext:value-type="float">
            <text:p>35.83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2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20096" calcext:value-type="float">
            <text:p>35.82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26192" calcext:value-type="float">
            <text:p>35.82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2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20096" calcext:value-type="float">
            <text:p>35.82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2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07904" calcext:value-type="float">
            <text:p>35.80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2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04856" calcext:value-type="float">
            <text:p>35.80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2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20096" calcext:value-type="float">
            <text:p>35.82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04856" calcext:value-type="float">
            <text:p>35.80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2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9876" calcext:value-type="float">
            <text:p>35.79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2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01808" calcext:value-type="float">
            <text:p>35.80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2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92664" calcext:value-type="float">
            <text:p>35.79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2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89616" calcext:value-type="float">
            <text:p>35.78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86568" calcext:value-type="float">
            <text:p>35.78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2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8352" calcext:value-type="float">
            <text:p>35.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2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77424" calcext:value-type="float">
            <text:p>35.77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2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65232" calcext:value-type="float">
            <text:p>35.76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2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65232" calcext:value-type="float">
            <text:p>35.76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80472" calcext:value-type="float">
            <text:p>35.78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2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74376" calcext:value-type="float">
            <text:p>35.77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2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49992" calcext:value-type="float">
            <text:p>35.74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2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59136" calcext:value-type="float">
            <text:p>35.75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2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62184" calcext:value-type="float">
            <text:p>35.76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5304" calcext:value-type="float">
            <text:p>35.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2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43896" calcext:value-type="float">
            <text:p>35.74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2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5304" calcext:value-type="float">
            <text:p>35.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2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49992" calcext:value-type="float">
            <text:p>35.74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2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34752" calcext:value-type="float">
            <text:p>35.73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2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34752" calcext:value-type="float">
            <text:p>35.73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40848" calcext:value-type="float">
            <text:p>35.74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2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46944" calcext:value-type="float">
            <text:p>35.74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2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31704" calcext:value-type="float">
            <text:p>35.73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2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19512" calcext:value-type="float">
            <text:p>35.71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2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19512" calcext:value-type="float">
            <text:p>35.71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25608" calcext:value-type="float">
            <text:p>35.72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2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2256" calcext:value-type="float">
            <text:p>35.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2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16464" calcext:value-type="float">
            <text:p>35.71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2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16464" calcext:value-type="float">
            <text:p>35.71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2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16464" calcext:value-type="float">
            <text:p>35.71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16464" calcext:value-type="float">
            <text:p>35.71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2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10368" calcext:value-type="float">
            <text:p>35.71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2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01224" calcext:value-type="float">
            <text:p>35.70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2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0732" calcext:value-type="float">
            <text:p>35.70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2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10368" calcext:value-type="float">
            <text:p>35.71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04272" calcext:value-type="float">
            <text:p>35.70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2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95128" calcext:value-type="float">
            <text:p>35.69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2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95128" calcext:value-type="float">
            <text:p>35.69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2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9208" calcext:value-type="float">
            <text:p>35.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2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89032" calcext:value-type="float">
            <text:p>35.68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95128" calcext:value-type="float">
            <text:p>35.69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2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89032" calcext:value-type="float">
            <text:p>35.68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2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89032" calcext:value-type="float">
            <text:p>35.68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2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95128" calcext:value-type="float">
            <text:p>35.69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2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85984" calcext:value-type="float">
            <text:p>35.68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7684" calcext:value-type="float">
            <text:p>35.67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2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82936" calcext:value-type="float">
            <text:p>35.68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2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9208" calcext:value-type="float">
            <text:p>35.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2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82936" calcext:value-type="float">
            <text:p>35.68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2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0732" calcext:value-type="float">
            <text:p>35.70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2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0732" calcext:value-type="float">
            <text:p>35.70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98176" calcext:value-type="float">
            <text:p>35.69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2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98176" calcext:value-type="float">
            <text:p>35.69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2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98176" calcext:value-type="float">
            <text:p>35.69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2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85984" calcext:value-type="float">
            <text:p>35.68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2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82936" calcext:value-type="float">
            <text:p>35.68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70744" calcext:value-type="float">
            <text:p>35.67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2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7684" calcext:value-type="float">
            <text:p>35.67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2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616" calcext:value-type="float">
            <text:p>35.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2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55504" calcext:value-type="float">
            <text:p>35.65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2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49408" calcext:value-type="float">
            <text:p>35.64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49408" calcext:value-type="float">
            <text:p>35.64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2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37216" calcext:value-type="float">
            <text:p>35.63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2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25024" calcext:value-type="float">
            <text:p>35.62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2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28072" calcext:value-type="float">
            <text:p>35.62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2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1588" calcext:value-type="float">
            <text:p>35.61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09784" calcext:value-type="float">
            <text:p>35.60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2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97592" calcext:value-type="float">
            <text:p>35.59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2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854" calcext:value-type="float">
            <text:p>35.58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2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7016" calcext:value-type="float">
            <text:p>35.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2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7016" calcext:value-type="float">
            <text:p>35.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5492" calcext:value-type="float">
            <text:p>35.55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2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57968" calcext:value-type="float">
            <text:p>35.55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2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64064" calcext:value-type="float">
            <text:p>35.56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2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57968" calcext:value-type="float">
            <text:p>35.55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2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61016" calcext:value-type="float">
            <text:p>35.56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48824" calcext:value-type="float">
            <text:p>35.54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2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48824" calcext:value-type="float">
            <text:p>35.54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2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42728" calcext:value-type="float">
            <text:p>35.54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2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45776" calcext:value-type="float">
            <text:p>35.54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2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45776" calcext:value-type="float">
            <text:p>35.54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3968" calcext:value-type="float">
            <text:p>35.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2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33584" calcext:value-type="float">
            <text:p>35.53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2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30536" calcext:value-type="float">
            <text:p>35.53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2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30536" calcext:value-type="float">
            <text:p>35.53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2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3968" calcext:value-type="float">
            <text:p>35.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51872" calcext:value-type="float">
            <text:p>35.55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2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27488" calcext:value-type="float">
            <text:p>35.52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2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15296" calcext:value-type="float">
            <text:p>35.51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2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21392" calcext:value-type="float">
            <text:p>35.52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2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36632" calcext:value-type="float">
            <text:p>35.53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2444" calcext:value-type="float">
            <text:p>35.52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2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18344" calcext:value-type="float">
            <text:p>35.51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2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18344" calcext:value-type="float">
            <text:p>35.51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2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15296" calcext:value-type="float">
            <text:p>35.51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2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15296" calcext:value-type="float">
            <text:p>35.51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2444" calcext:value-type="float">
            <text:p>35.52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2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18344" calcext:value-type="float">
            <text:p>35.51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2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03104" calcext:value-type="float">
            <text:p>35.50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2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03104" calcext:value-type="float">
            <text:p>35.50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2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97008" calcext:value-type="float">
            <text:p>35.49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06152" calcext:value-type="float">
            <text:p>35.50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2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9396" calcext:value-type="float">
            <text:p>35.49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2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092" calcext:value-type="float">
            <text:p>35.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2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00056" calcext:value-type="float">
            <text:p>35.50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2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00056" calcext:value-type="float">
            <text:p>35.50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9396" calcext:value-type="float">
            <text:p>35.49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2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84816" calcext:value-type="float">
            <text:p>35.48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2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84816" calcext:value-type="float">
            <text:p>35.48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2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84816" calcext:value-type="float">
            <text:p>35.48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2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9396" calcext:value-type="float">
            <text:p>35.49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2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00056" calcext:value-type="float">
            <text:p>35.50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97008" calcext:value-type="float">
            <text:p>35.49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2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75672" calcext:value-type="float">
            <text:p>35.47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2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6348" calcext:value-type="float">
            <text:p>35.46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2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69576" calcext:value-type="float">
            <text:p>35.46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2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81768" calcext:value-type="float">
            <text:p>35.48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69576" calcext:value-type="float">
            <text:p>35.46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2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66528" calcext:value-type="float">
            <text:p>35.46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2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6348" calcext:value-type="float">
            <text:p>35.46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2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69576" calcext:value-type="float">
            <text:p>35.46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2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84816" calcext:value-type="float">
            <text:p>35.48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87864" calcext:value-type="float">
            <text:p>35.48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2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39096" calcext:value-type="float">
            <text:p>35.43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2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6348" calcext:value-type="float">
            <text:p>35.46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2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54336" calcext:value-type="float">
            <text:p>35.45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2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51288" calcext:value-type="float">
            <text:p>35.45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6348" calcext:value-type="float">
            <text:p>35.46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2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57384" calcext:value-type="float">
            <text:p>35.45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2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60432" calcext:value-type="float">
            <text:p>35.46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2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54336" calcext:value-type="float">
            <text:p>35.45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2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4824" calcext:value-type="float">
            <text:p>35.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66528" calcext:value-type="float">
            <text:p>35.46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2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57384" calcext:value-type="float">
            <text:p>35.45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2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45192" calcext:value-type="float">
            <text:p>35.44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2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33" calcext:value-type="float">
            <text:p>35.4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2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39096" calcext:value-type="float">
            <text:p>35.43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39096" calcext:value-type="float">
            <text:p>35.43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2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45192" calcext:value-type="float">
            <text:p>35.44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2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42144" calcext:value-type="float">
            <text:p>35.44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2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42144" calcext:value-type="float">
            <text:p>35.44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2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39096" calcext:value-type="float">
            <text:p>35.43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51288" calcext:value-type="float">
            <text:p>35.45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2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33" calcext:value-type="float">
            <text:p>35.4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2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29952" calcext:value-type="float">
            <text:p>35.42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2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23856" calcext:value-type="float">
            <text:p>35.42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2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20808" calcext:value-type="float">
            <text:p>35.42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39096" calcext:value-type="float">
            <text:p>35.43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2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45192" calcext:value-type="float">
            <text:p>35.44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2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36048" calcext:value-type="float">
            <text:p>35.43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2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05568" calcext:value-type="float">
            <text:p>35.40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2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26904" calcext:value-type="float">
            <text:p>35.42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29952" calcext:value-type="float">
            <text:p>35.42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2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90328" calcext:value-type="float">
            <text:p>35.39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2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29952" calcext:value-type="float">
            <text:p>35.42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2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1776" calcext:value-type="float">
            <text:p>35.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2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20808" calcext:value-type="float">
            <text:p>35.42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23856" calcext:value-type="float">
            <text:p>35.42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2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14712" calcext:value-type="float">
            <text:p>35.41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2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33" calcext:value-type="float">
            <text:p>35.4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2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08616" calcext:value-type="float">
            <text:p>35.40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2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08616" calcext:value-type="float">
            <text:p>35.40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23856" calcext:value-type="float">
            <text:p>35.42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2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8728" calcext:value-type="float">
            <text:p>35.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2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08616" calcext:value-type="float">
            <text:p>35.40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2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14712" calcext:value-type="float">
            <text:p>35.41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2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26904" calcext:value-type="float">
            <text:p>35.42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11664" calcext:value-type="float">
            <text:p>35.41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2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96424" calcext:value-type="float">
            <text:p>35.39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2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08616" calcext:value-type="float">
            <text:p>35.40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2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08616" calcext:value-type="float">
            <text:p>35.40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2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14712" calcext:value-type="float">
            <text:p>35.41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2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08616" calcext:value-type="float">
            <text:p>35.40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1776" calcext:value-type="float">
            <text:p>35.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2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90328" calcext:value-type="float">
            <text:p>35.39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2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90328" calcext:value-type="float">
            <text:p>35.39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2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05568" calcext:value-type="float">
            <text:p>35.40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2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96424" calcext:value-type="float">
            <text:p>35.39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14712" calcext:value-type="float">
            <text:p>35.41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2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0252" calcext:value-type="float">
            <text:p>35.40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2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0252" calcext:value-type="float">
            <text:p>35.40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2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0252" calcext:value-type="float">
            <text:p>35.40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2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08616" calcext:value-type="float">
            <text:p>35.40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8728" calcext:value-type="float">
            <text:p>35.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2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0252" calcext:value-type="float">
            <text:p>35.40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2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99472" calcext:value-type="float">
            <text:p>35.39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2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11664" calcext:value-type="float">
            <text:p>35.41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2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93376" calcext:value-type="float">
            <text:p>35.39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93376" calcext:value-type="float">
            <text:p>35.39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2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20808" calcext:value-type="float">
            <text:p>35.42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2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8728" calcext:value-type="float">
            <text:p>35.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2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8728" calcext:value-type="float">
            <text:p>35.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2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05568" calcext:value-type="float">
            <text:p>35.40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2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05568" calcext:value-type="float">
            <text:p>35.40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2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0252" calcext:value-type="float">
            <text:p>35.40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2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90328" calcext:value-type="float">
            <text:p>35.39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2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0252" calcext:value-type="float">
            <text:p>35.40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2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11664" calcext:value-type="float">
            <text:p>35.41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2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11664" calcext:value-type="float">
            <text:p>35.41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2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81184" calcext:value-type="float">
            <text:p>35.38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2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99472" calcext:value-type="float">
            <text:p>35.39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2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99472" calcext:value-type="float">
            <text:p>35.39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2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99472" calcext:value-type="float">
            <text:p>35.39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2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93376" calcext:value-type="float">
            <text:p>35.39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2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93376" calcext:value-type="float">
            <text:p>35.39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2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99472" calcext:value-type="float">
            <text:p>35.39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2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05568" calcext:value-type="float">
            <text:p>35.40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2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96424" calcext:value-type="float">
            <text:p>35.39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2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96424" calcext:value-type="float">
            <text:p>35.39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2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20808" calcext:value-type="float">
            <text:p>35.42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2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99472" calcext:value-type="float">
            <text:p>35.39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2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8728" calcext:value-type="float">
            <text:p>35.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2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8728" calcext:value-type="float">
            <text:p>35.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2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99472" calcext:value-type="float">
            <text:p>35.39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2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08616" calcext:value-type="float">
            <text:p>35.40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2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11664" calcext:value-type="float">
            <text:p>35.41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2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75088" calcext:value-type="float">
            <text:p>35.37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2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93376" calcext:value-type="float">
            <text:p>35.39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2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93376" calcext:value-type="float">
            <text:p>35.39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2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99472" calcext:value-type="float">
            <text:p>35.39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2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14712" calcext:value-type="float">
            <text:p>35.41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2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84232" calcext:value-type="float">
            <text:p>35.38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2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93376" calcext:value-type="float">
            <text:p>35.39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2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93376" calcext:value-type="float">
            <text:p>35.39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2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90328" calcext:value-type="float">
            <text:p>35.39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2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08616" calcext:value-type="float">
            <text:p>35.40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2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78136" calcext:value-type="float">
            <text:p>35.37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2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96424" calcext:value-type="float">
            <text:p>35.39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2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99472" calcext:value-type="float">
            <text:p>35.39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2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08616" calcext:value-type="float">
            <text:p>35.40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2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11664" calcext:value-type="float">
            <text:p>35.41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2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84232" calcext:value-type="float">
            <text:p>35.38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2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90328" calcext:value-type="float">
            <text:p>35.39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2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84232" calcext:value-type="float">
            <text:p>35.38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2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90328" calcext:value-type="float">
            <text:p>35.39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2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11664" calcext:value-type="float">
            <text:p>35.41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2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81184" calcext:value-type="float">
            <text:p>35.38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14712" calcext:value-type="float">
            <text:p>35.41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2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96424" calcext:value-type="float">
            <text:p>35.39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2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81184" calcext:value-type="float">
            <text:p>35.38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2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93376" calcext:value-type="float">
            <text:p>35.39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2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90328" calcext:value-type="float">
            <text:p>35.39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90328" calcext:value-type="float">
            <text:p>35.39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2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23856" calcext:value-type="float">
            <text:p>35.42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2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93376" calcext:value-type="float">
            <text:p>35.39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2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84232" calcext:value-type="float">
            <text:p>35.38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2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8728" calcext:value-type="float">
            <text:p>35.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2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93376" calcext:value-type="float">
            <text:p>35.39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2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96424" calcext:value-type="float">
            <text:p>35.39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2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8728" calcext:value-type="float">
            <text:p>35.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2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90328" calcext:value-type="float">
            <text:p>35.39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2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84232" calcext:value-type="float">
            <text:p>35.38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90328" calcext:value-type="float">
            <text:p>35.39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2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20808" calcext:value-type="float">
            <text:p>35.42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2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08616" calcext:value-type="float">
            <text:p>35.40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2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7204" calcext:value-type="float">
            <text:p>35.37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2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96424" calcext:value-type="float">
            <text:p>35.39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05568" calcext:value-type="float">
            <text:p>35.40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2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8728" calcext:value-type="float">
            <text:p>35.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2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81184" calcext:value-type="float">
            <text:p>35.38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2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0252" calcext:value-type="float">
            <text:p>35.40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2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11664" calcext:value-type="float">
            <text:p>35.41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1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0252" calcext:value-type="float">
            <text:p>35.40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1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81184" calcext:value-type="float">
            <text:p>35.38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1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99472" calcext:value-type="float">
            <text:p>35.39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1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96424" calcext:value-type="float">
            <text:p>35.39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1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96424" calcext:value-type="float">
            <text:p>35.39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1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78136" calcext:value-type="float">
            <text:p>35.37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1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11664" calcext:value-type="float">
            <text:p>35.41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1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8728" calcext:value-type="float">
            <text:p>35.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1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84232" calcext:value-type="float">
            <text:p>35.38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1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8728" calcext:value-type="float">
            <text:p>35.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1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8728" calcext:value-type="float">
            <text:p>35.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1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0252" calcext:value-type="float">
            <text:p>35.40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1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81184" calcext:value-type="float">
            <text:p>35.38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1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05568" calcext:value-type="float">
            <text:p>35.40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1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99472" calcext:value-type="float">
            <text:p>35.39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1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05568" calcext:value-type="float">
            <text:p>35.40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1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90328" calcext:value-type="float">
            <text:p>35.39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1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81184" calcext:value-type="float">
            <text:p>35.38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1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99472" calcext:value-type="float">
            <text:p>35.39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1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90328" calcext:value-type="float">
            <text:p>35.39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1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05568" calcext:value-type="float">
            <text:p>35.40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1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99472" calcext:value-type="float">
            <text:p>35.39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1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99472" calcext:value-type="float">
            <text:p>35.39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1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78136" calcext:value-type="float">
            <text:p>35.37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1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84232" calcext:value-type="float">
            <text:p>35.38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1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96424" calcext:value-type="float">
            <text:p>35.39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1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96424" calcext:value-type="float">
            <text:p>35.39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1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8728" calcext:value-type="float">
            <text:p>35.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1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05568" calcext:value-type="float">
            <text:p>35.40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1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90328" calcext:value-type="float">
            <text:p>35.39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1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93376" calcext:value-type="float">
            <text:p>35.39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1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96424" calcext:value-type="float">
            <text:p>35.39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1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90328" calcext:value-type="float">
            <text:p>35.39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1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90328" calcext:value-type="float">
            <text:p>35.39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1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05568" calcext:value-type="float">
            <text:p>35.40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1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78136" calcext:value-type="float">
            <text:p>35.37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1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99472" calcext:value-type="float">
            <text:p>35.39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1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23856" calcext:value-type="float">
            <text:p>35.42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1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68992" calcext:value-type="float">
            <text:p>35.36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1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8728" calcext:value-type="float">
            <text:p>35.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1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08616" calcext:value-type="float">
            <text:p>35.40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1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0252" calcext:value-type="float">
            <text:p>35.40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1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81184" calcext:value-type="float">
            <text:p>35.38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1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93376" calcext:value-type="float">
            <text:p>35.39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1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26904" calcext:value-type="float">
            <text:p>35.42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1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84232" calcext:value-type="float">
            <text:p>35.38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1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93376" calcext:value-type="float">
            <text:p>35.39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1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96424" calcext:value-type="float">
            <text:p>35.39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1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8728" calcext:value-type="float">
            <text:p>35.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1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05568" calcext:value-type="float">
            <text:p>35.40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1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0252" calcext:value-type="float">
            <text:p>35.40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1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90328" calcext:value-type="float">
            <text:p>35.39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1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93376" calcext:value-type="float">
            <text:p>35.39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1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11664" calcext:value-type="float">
            <text:p>35.41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1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96424" calcext:value-type="float">
            <text:p>35.39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1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96424" calcext:value-type="float">
            <text:p>35.39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0252" calcext:value-type="float">
            <text:p>35.40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1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93376" calcext:value-type="float">
            <text:p>35.39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1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99472" calcext:value-type="float">
            <text:p>35.39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1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0252" calcext:value-type="float">
            <text:p>35.40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1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11664" calcext:value-type="float">
            <text:p>35.41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1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23856" calcext:value-type="float">
            <text:p>35.42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1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11664" calcext:value-type="float">
            <text:p>35.41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1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08616" calcext:value-type="float">
            <text:p>35.40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1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33" calcext:value-type="float">
            <text:p>35.4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1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45192" calcext:value-type="float">
            <text:p>35.44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1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39096" calcext:value-type="float">
            <text:p>35.43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60432" calcext:value-type="float">
            <text:p>35.46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1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69576" calcext:value-type="float">
            <text:p>35.46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1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36048" calcext:value-type="float">
            <text:p>35.43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1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0252" calcext:value-type="float">
            <text:p>35.40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1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08616" calcext:value-type="float">
            <text:p>35.40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1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26904" calcext:value-type="float">
            <text:p>35.42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1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29952" calcext:value-type="float">
            <text:p>35.42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1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42144" calcext:value-type="float">
            <text:p>35.44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1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45192" calcext:value-type="float">
            <text:p>35.44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1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51288" calcext:value-type="float">
            <text:p>35.45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57384" calcext:value-type="float">
            <text:p>35.45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1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39096" calcext:value-type="float">
            <text:p>35.43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1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08616" calcext:value-type="float">
            <text:p>35.40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1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90328" calcext:value-type="float">
            <text:p>35.39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1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05568" calcext:value-type="float">
            <text:p>35.40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20808" calcext:value-type="float">
            <text:p>35.42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1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39096" calcext:value-type="float">
            <text:p>35.43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1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39096" calcext:value-type="float">
            <text:p>35.43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1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26904" calcext:value-type="float">
            <text:p>35.42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1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90328" calcext:value-type="float">
            <text:p>35.39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1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90328" calcext:value-type="float">
            <text:p>35.39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1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96424" calcext:value-type="float">
            <text:p>35.39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1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99472" calcext:value-type="float">
            <text:p>35.39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1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11664" calcext:value-type="float">
            <text:p>35.41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1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36048" calcext:value-type="float">
            <text:p>35.43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60432" calcext:value-type="float">
            <text:p>35.46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1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51288" calcext:value-type="float">
            <text:p>35.45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1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39096" calcext:value-type="float">
            <text:p>35.43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1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45192" calcext:value-type="float">
            <text:p>35.44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1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33" calcext:value-type="float">
            <text:p>35.4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1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29952" calcext:value-type="float">
            <text:p>35.42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1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4824" calcext:value-type="float">
            <text:p>35.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1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23856" calcext:value-type="float">
            <text:p>35.42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1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20808" calcext:value-type="float">
            <text:p>35.42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1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4824" calcext:value-type="float">
            <text:p>35.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1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51288" calcext:value-type="float">
            <text:p>35.45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1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11664" calcext:value-type="float">
            <text:p>35.41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1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20808" calcext:value-type="float">
            <text:p>35.42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1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4824" calcext:value-type="float">
            <text:p>35.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1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05568" calcext:value-type="float">
            <text:p>35.40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93376" calcext:value-type="float">
            <text:p>35.39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1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0252" calcext:value-type="float">
            <text:p>35.40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1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8728" calcext:value-type="float">
            <text:p>35.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1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99472" calcext:value-type="float">
            <text:p>35.39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1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84232" calcext:value-type="float">
            <text:p>35.38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84232" calcext:value-type="float">
            <text:p>35.38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1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78136" calcext:value-type="float">
            <text:p>35.37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1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78136" calcext:value-type="float">
            <text:p>35.37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1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84232" calcext:value-type="float">
            <text:p>35.38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1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65944" calcext:value-type="float">
            <text:p>35.36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1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65944" calcext:value-type="float">
            <text:p>35.36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1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65944" calcext:value-type="float">
            <text:p>35.36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1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65944" calcext:value-type="float">
            <text:p>35.36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1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62896" calcext:value-type="float">
            <text:p>35.36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1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568" calcext:value-type="float">
            <text:p>35.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1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47656" calcext:value-type="float">
            <text:p>35.34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1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35464" calcext:value-type="float">
            <text:p>35.33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1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50704" calcext:value-type="float">
            <text:p>35.35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1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4156" calcext:value-type="float">
            <text:p>35.34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1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32416" calcext:value-type="float">
            <text:p>35.33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1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2632" calcext:value-type="float">
            <text:p>35.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1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38512" calcext:value-type="float">
            <text:p>35.33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1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29368" calcext:value-type="float">
            <text:p>35.32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1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20224" calcext:value-type="float">
            <text:p>35.32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1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08032" calcext:value-type="float">
            <text:p>35.30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1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23272" calcext:value-type="float">
            <text:p>35.32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1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14128" calcext:value-type="float">
            <text:p>35.31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1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01936" calcext:value-type="float">
            <text:p>35.30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1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08032" calcext:value-type="float">
            <text:p>35.30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1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9584" calcext:value-type="float">
            <text:p>35.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1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92792" calcext:value-type="float">
            <text:p>35.29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1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83648" calcext:value-type="float">
            <text:p>35.28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1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83648" calcext:value-type="float">
            <text:p>35.28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1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92792" calcext:value-type="float">
            <text:p>35.29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1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83648" calcext:value-type="float">
            <text:p>35.28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1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77552" calcext:value-type="float">
            <text:p>35.27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1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74504" calcext:value-type="float">
            <text:p>35.27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1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6536" calcext:value-type="float">
            <text:p>35.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1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59264" calcext:value-type="float">
            <text:p>35.25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1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5012" calcext:value-type="float">
            <text:p>35.25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1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31832" calcext:value-type="float">
            <text:p>35.23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1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10496" calcext:value-type="float">
            <text:p>35.21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1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10496" calcext:value-type="float">
            <text:p>35.21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1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01352" calcext:value-type="float">
            <text:p>35.20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1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98304" calcext:value-type="float">
            <text:p>35.19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1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07448" calcext:value-type="float">
            <text:p>35.20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1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10496" calcext:value-type="float">
            <text:p>35.21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1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98304" calcext:value-type="float">
            <text:p>35.19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1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01352" calcext:value-type="float">
            <text:p>35.20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1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95256" calcext:value-type="float">
            <text:p>35.19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1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98304" calcext:value-type="float">
            <text:p>35.19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1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92208" calcext:value-type="float">
            <text:p>35.19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1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95256" calcext:value-type="float">
            <text:p>35.19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1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95256" calcext:value-type="float">
            <text:p>35.19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1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8916" calcext:value-type="float">
            <text:p>35.18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1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86112" calcext:value-type="float">
            <text:p>35.18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1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83064" calcext:value-type="float">
            <text:p>35.18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1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83064" calcext:value-type="float">
            <text:p>35.18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1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86112" calcext:value-type="float">
            <text:p>35.18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1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8916" calcext:value-type="float">
            <text:p>35.18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1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8916" calcext:value-type="float">
            <text:p>35.18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1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80016" calcext:value-type="float">
            <text:p>35.18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1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80016" calcext:value-type="float">
            <text:p>35.18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1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76968" calcext:value-type="float">
            <text:p>35.17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1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7392" calcext:value-type="float">
            <text:p>35.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1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7392" calcext:value-type="float">
            <text:p>35.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1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80016" calcext:value-type="float">
            <text:p>35.18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1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86112" calcext:value-type="float">
            <text:p>35.18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1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7392" calcext:value-type="float">
            <text:p>35.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1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67824" calcext:value-type="float">
            <text:p>35.16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1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7392" calcext:value-type="float">
            <text:p>35.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1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7392" calcext:value-type="float">
            <text:p>35.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1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76968" calcext:value-type="float">
            <text:p>35.17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1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7392" calcext:value-type="float">
            <text:p>35.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1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70872" calcext:value-type="float">
            <text:p>35.17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1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76968" calcext:value-type="float">
            <text:p>35.17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1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80016" calcext:value-type="float">
            <text:p>35.18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1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76968" calcext:value-type="float">
            <text:p>35.17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1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86112" calcext:value-type="float">
            <text:p>35.18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1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01352" calcext:value-type="float">
            <text:p>35.20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1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25736" calcext:value-type="float">
            <text:p>35.22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1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25736" calcext:value-type="float">
            <text:p>35.22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1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13544" calcext:value-type="float">
            <text:p>35.21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1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1964" calcext:value-type="float">
            <text:p>35.21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1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07448" calcext:value-type="float">
            <text:p>35.20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1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92208" calcext:value-type="float">
            <text:p>35.19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1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13544" calcext:value-type="float">
            <text:p>35.21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1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044" calcext:value-type="float">
            <text:p>35.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1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95256" calcext:value-type="float">
            <text:p>35.19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1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95256" calcext:value-type="float">
            <text:p>35.19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1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86112" calcext:value-type="float">
            <text:p>35.18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1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86112" calcext:value-type="float">
            <text:p>35.18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1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86112" calcext:value-type="float">
            <text:p>35.18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1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86112" calcext:value-type="float">
            <text:p>35.18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1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83064" calcext:value-type="float">
            <text:p>35.18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1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80016" calcext:value-type="float">
            <text:p>35.18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1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83064" calcext:value-type="float">
            <text:p>35.18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1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61728" calcext:value-type="float">
            <text:p>35.16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1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70872" calcext:value-type="float">
            <text:p>35.17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1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67824" calcext:value-type="float">
            <text:p>35.16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1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61728" calcext:value-type="float">
            <text:p>35.16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1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55632" calcext:value-type="float">
            <text:p>35.15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1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4344" calcext:value-type="float">
            <text:p>35.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1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37344" calcext:value-type="float">
            <text:p>35.13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1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25152" calcext:value-type="float">
            <text:p>35.12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1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94672" calcext:value-type="float">
            <text:p>35.09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1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91624" calcext:value-type="float">
            <text:p>35.09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1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00768" calcext:value-type="float">
            <text:p>35.10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1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9772" calcext:value-type="float">
            <text:p>35.09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1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9772" calcext:value-type="float">
            <text:p>35.09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1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9772" calcext:value-type="float">
            <text:p>35.09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1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06864" calcext:value-type="float">
            <text:p>35.10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1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91624" calcext:value-type="float">
            <text:p>35.09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1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03816" calcext:value-type="float">
            <text:p>35.10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1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94672" calcext:value-type="float">
            <text:p>35.09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1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94672" calcext:value-type="float">
            <text:p>35.09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1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06864" calcext:value-type="float">
            <text:p>35.10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1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1296" calcext:value-type="float">
            <text:p>35.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1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00768" calcext:value-type="float">
            <text:p>35.10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1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06864" calcext:value-type="float">
            <text:p>35.10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1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16008" calcext:value-type="float">
            <text:p>35.11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1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4344" calcext:value-type="float">
            <text:p>35.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1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40392" calcext:value-type="float">
            <text:p>35.14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1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37344" calcext:value-type="float">
            <text:p>35.13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1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31248" calcext:value-type="float">
            <text:p>35.13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1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25152" calcext:value-type="float">
            <text:p>35.12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1100444601</text:p>
          </table:table-cell>
          <table:table-cell office:value-type="string" calcext:value-type="string">
            <text:p>08S 31W 26DCD 01</text:p>
          </table:table-cell>
          <table:table-cell office:value-type="string" calcext:value-type="string">
            <text:p>2021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282" calcext:value-type="float">
            <text:p>35.12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90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050" meta:object-count="0"/>
    <meta:user-defined meta:name="AppVersion">3.0</meta:user-defined>
  </office:meta>
</office:document-meta>
</file>